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Arial1" svg:font-family="Arial"/>
    <style:font-face style:name="Arial" svg:font-family="Arial, Helvetica, simsun, u5b8bu4f53"/>
    <style:font-face style:name="Lohit Devanagari1" svg:font-family="'Lohit Devanagari'"/>
    <style:font-face style:name="Menlo" svg:font-family="Menlo, Monaco, Consolas, 'Courier New', monospace"/>
    <style:font-face style:name="Microsoft Yahei" svg:font-family="'Microsoft Yahei'"/>
    <style:font-face style:name="OpenSymbol" svg:font-family="OpenSymbol"/>
    <style:font-face style:name="Tahoma" svg:font-family="Tahoma, 'Helvetica Neue', Helvetica, Arial"/>
    <style:font-face style:name="Tahoma1" svg:font-family="Tahoma, Helvetica, SimSun, sans-serif"/>
    <style:font-face style:name="Verdana" svg:font-family="Verdana, Arial, Helvetica, sans-serif"/>
    <style:font-face style:name="monospace" svg:font-family="monospace"/>
    <style:font-face style:name="AR PL UMing HK1" svg:font-family="'AR PL UMing HK'" style:font-family-generic="modern" style:font-pitch="fixed"/>
    <style:font-face style:name="DejaVu Sans Mono" svg:font-family="'DejaVu Sans Mono'" style:font-family-generic="modern" style:font-pitch="fixed"/>
    <style:font-face style:name="Lohit Devanagari2" svg:font-family="'Lohit Devanagar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fo:text-align="center" style:justify-single-word="false"/>
      <style:text-properties officeooo:paragraph-rsid="00176a14"/>
    </style:style>
    <style:style style:name="P2" style:family="paragraph" style:parent-style-name="Standard">
      <style:paragraph-properties fo:text-align="start" style:justify-single-word="false"/>
      <style:text-properties officeooo:paragraph-rsid="00176a14"/>
    </style:style>
    <style:style style:name="P3" style:family="paragraph" style:parent-style-name="Standard">
      <style:paragraph-properties fo:text-align="start" style:justify-single-word="false"/>
      <style:text-properties officeooo:paragraph-rsid="00195dc6"/>
    </style:style>
    <style:style style:name="P4" style:family="paragraph" style:parent-style-name="Standard">
      <style:paragraph-properties style:line-height-at-least="0.661cm" fo:text-align="start" style:justify-single-word="false"/>
      <style:text-properties fo:font-variant="normal" fo:text-transform="none" fo:color="#8a8679" style:font-name="Arial" fo:font-size="10.5pt" fo:letter-spacing="normal" fo:font-style="normal" fo:font-weight="normal"/>
    </style:style>
    <style:style style:name="P5" style:family="paragraph" style:parent-style-name="Standard">
      <style:paragraph-properties style:line-height-at-least="0.661cm" fo:text-align="start" style:justify-single-word="false"/>
      <style:text-properties fo:font-variant="normal" fo:text-transform="none" fo:color="#8a8679" fo:letter-spacing="normal"/>
    </style:style>
    <style:style style:name="P6" style:family="paragraph" style:parent-style-name="Standard">
      <style:paragraph-properties style:line-height-at-least="0.661cm" fo:text-align="start" style:justify-single-word="false"/>
      <style:text-properties fo:font-variant="normal" fo:text-transform="none" fo:color="#ff0000" style:font-name="Arial" fo:font-size="10.5pt" fo:letter-spacing="normal" fo:font-style="normal" fo:font-weight="normal"/>
    </style:style>
    <style:style style:name="P7" style:family="paragraph" style:parent-style-name="Standard">
      <style:paragraph-properties style:line-height-at-least="0.661cm" fo:text-align="start" style:justify-single-word="false"/>
      <style:text-properties fo:font-variant="normal" fo:text-transform="none" fo:color="#ff0000" fo:letter-spacing="normal"/>
    </style:style>
    <style:style style:name="P8" style:family="paragraph" style:parent-style-name="Standard">
      <style:paragraph-properties style:line-height-at-least="0.556cm" fo:text-align="start" style:justify-single-word="false"/>
      <style:text-properties fo:font-variant="normal" fo:text-transform="none" fo:color="#333333" fo:letter-spacing="normal"/>
    </style:style>
    <style:style style:name="P9" style:family="paragraph" style:parent-style-name="Standard">
      <style:paragraph-properties fo:text-align="start" style:justify-single-word="false"/>
      <style:text-properties fo:font-variant="normal" fo:text-transform="none" fo:color="#2e2e2e" style:font-name="Microsoft Yahei" fo:font-size="10.5pt" fo:letter-spacing="normal" fo:font-style="normal" fo:font-weight="normal" officeooo:paragraph-rsid="00195dc6"/>
    </style:style>
    <style:style style:name="P10" style:family="paragraph" style:parent-style-name="Standard">
      <style:paragraph-properties style:line-height-at-least="0.661cm" fo:text-align="start" style:justify-single-word="false"/>
      <style:text-properties fo:color="#8a8679" style:font-name="Arial" fo:font-size="10.5pt"/>
    </style:style>
    <style:style style:name="P11" style:family="paragraph" style:parent-style-name="Standard">
      <style:paragraph-properties style:line-height-at-least="0.556cm" fo:text-align="start" style:justify-single-word="false"/>
    </style:style>
    <style:style style:name="P12" style:family="paragraph" style:parent-style-name="Standard">
      <style:paragraph-properties style:line-height-at-least="0.556cm" fo:text-align="start" style:justify-single-word="false"/>
      <style:text-properties officeooo:paragraph-rsid="001abd1b"/>
    </style:style>
    <style:style style:name="P13" style:family="paragraph" style:parent-style-name="Standard">
      <style:text-properties officeooo:paragraph-rsid="001abd1b"/>
    </style:style>
    <style:style style:name="P14" style:family="paragraph" style:parent-style-name="Standard">
      <style:paragraph-properties fo:margin-left="0cm" fo:margin-right="0cm" fo:text-align="start" style:justify-single-word="false" fo:text-indent="0cm" style:auto-text-indent="false"/>
      <style:text-properties fo:font-variant="normal" fo:text-transform="none" fo:letter-spacing="normal"/>
    </style:style>
    <style:style style:name="P15" style:family="paragraph" style:parent-style-name="Standard">
      <style:paragraph-properties fo:margin-left="0cm" fo:margin-right="0cm" style:line-height-at-least="0.661cm" fo:text-align="start" style:justify-single-word="false" fo:text-indent="0cm" style:auto-text-indent="false"/>
      <style:text-properties fo:font-variant="normal" fo:text-transform="none" fo:color="#8a8679" style:font-name="Arial" fo:font-size="10.5pt" fo:letter-spacing="normal" fo:font-style="normal" fo:font-weight="normal"/>
    </style:style>
    <style:style style:name="P16" style:family="paragraph" style:parent-style-name="Standard">
      <style:paragraph-properties fo:margin-left="0cm" fo:margin-right="0cm" style:line-height-at-least="0.661cm" fo:text-align="start" style:justify-single-word="false" fo:text-indent="0cm" style:auto-text-indent="false"/>
    </style:style>
    <style:style style:name="P17" style:family="paragraph" style:parent-style-name="Standard">
      <style:paragraph-properties fo:margin-left="0cm" fo:margin-right="0cm" fo:margin-top="0cm" fo:margin-bottom="0cm" style:contextual-spacing="false" style:line-height-at-least="0.556cm" fo:text-align="start" style:justify-single-word="false" fo:text-indent="0cm" style:auto-text-indent="false" fo:padding="0cm" fo:border="none"/>
      <style:text-properties fo:font-variant="normal" fo:text-transform="none" fo:color="#333333" fo:letter-spacing="normal"/>
    </style:style>
    <style:style style:name="P18" style:family="paragraph" style:parent-style-name="Standard">
      <style:paragraph-properties fo:margin-left="0cm" fo:margin-right="0cm" fo:margin-top="0cm" fo:margin-bottom="0cm" style:contextual-spacing="false" fo:text-align="start" style:justify-single-word="false" fo:text-indent="0cm" style:auto-text-indent="false" fo:padding="0cm" fo:border="none"/>
      <style:text-properties fo:font-variant="normal" fo:text-transform="none" fo:color="#666666" fo:letter-spacing="normal" officeooo:paragraph-rsid="001c76dd"/>
    </style:style>
    <style:style style:name="P19" style:family="paragraph" style:parent-style-name="Standard">
      <style:paragraph-properties fo:margin-left="0cm" fo:margin-right="0cm" fo:margin-top="0cm" fo:margin-bottom="0cm" style:contextual-spacing="false" fo:text-align="start" style:justify-single-word="false" fo:text-indent="0cm" style:auto-text-indent="false" fo:padding="0cm" fo:border="none"/>
      <style:text-properties fo:font-variant="normal" fo:text-transform="none" fo:color="#444444" fo:letter-spacing="normal" officeooo:paragraph-rsid="001c76dd" style:font-name-asian="Tahoma1" style:font-size-asian="14pt" style:font-style-asian="normal" style:font-weight-asian="normal"/>
    </style:style>
    <style:style style:name="P20" style:family="paragraph" style:parent-style-name="Standard">
      <style:paragraph-properties fo:margin-left="0cm" fo:margin-right="0cm" fo:margin-top="0cm" fo:margin-bottom="0cm" style:contextual-spacing="false" fo:text-align="start" style:justify-single-word="false" fo:text-indent="0cm" style:auto-text-indent="false" fo:padding="0cm" fo:border="none"/>
      <style:text-properties fo:font-variant="normal" fo:text-transform="none" fo:color="#444444" fo:letter-spacing="normal" officeooo:paragraph-rsid="001c76dd" style:font-name-asian="monospace" style:font-size-asian="12pt" style:font-style-asian="normal" style:font-weight-asian="normal"/>
    </style:style>
    <style:style style:name="P21" style:family="paragraph" style:parent-style-name="Standard">
      <style:paragraph-properties fo:margin-left="0cm" fo:margin-right="0cm" fo:margin-top="0cm" fo:margin-bottom="0cm" style:contextual-spacing="false" fo:text-align="start" style:justify-single-word="false" fo:text-indent="0cm" style:auto-text-indent="false" fo:padding="0cm" fo:border="none"/>
      <style:text-properties officeooo:paragraph-rsid="001c76dd"/>
    </style:style>
    <style:style style:name="P22" style:family="paragraph" style:parent-style-name="Text_20_body">
      <style:paragraph-properties fo:margin-left="0cm" fo:margin-right="0cm" fo:margin-top="0cm" fo:margin-bottom="0cm" style:contextual-spacing="false" style:line-height-at-least="0.556cm" fo:text-align="start" style:justify-single-word="false" fo:text-indent="0cm" style:auto-text-indent="false" fo:padding="0cm" fo:border="none"/>
      <style:text-properties fo:font-variant="normal" fo:text-transform="none" fo:color="#333333" fo:letter-spacing="normal"/>
    </style:style>
    <style:style style:name="P23" style:family="paragraph" style:parent-style-name="Text_20_body">
      <style:paragraph-properties fo:margin-left="0cm" fo:margin-right="0cm" fo:margin-top="0cm" fo:margin-bottom="0cm" style:contextual-spacing="false" fo:text-align="start" style:justify-single-word="false" fo:text-indent="0cm" style:auto-text-indent="false" fo:padding="0cm" fo:border="none"/>
      <style:text-properties fo:font-variant="normal" fo:text-transform="none" fo:color="#333333" fo:letter-spacing="normal"/>
    </style:style>
    <style:style style:name="P24" style:family="paragraph" style:parent-style-name="Text_20_body">
      <style:paragraph-properties fo:margin-left="0cm" fo:margin-right="0cm" fo:margin-top="0cm" fo:margin-bottom="0cm" style:contextual-spacing="false" style:line-height-at-least="0.556cm" fo:text-align="start" style:justify-single-word="false" fo:text-indent="0cm" style:auto-text-indent="false" fo:padding="0cm" fo:border="none"/>
      <style:text-properties fo:font-variant="normal" fo:text-transform="none" fo:color="#333333" fo:letter-spacing="normal" style:font-name-asian="Verdana" style:font-size-asian="10.5pt" style:font-style-asian="normal" style:font-weight-asian="normal"/>
    </style:style>
    <style:style style:name="P25" style:family="paragraph" style:parent-style-name="Text_20_body">
      <style:paragraph-properties fo:margin-left="0cm" fo:margin-right="0cm" fo:margin-top="0cm" fo:margin-bottom="0cm" style:contextual-spacing="false" fo:text-align="start" style:justify-single-word="false" fo:text-indent="0cm" style:auto-text-indent="false" fo:padding="0cm" fo:border="none"/>
      <style:text-properties fo:font-variant="normal" fo:text-transform="none" fo:color="#333333" fo:letter-spacing="normal" style:font-size-asian="10.5pt" style:font-style-asian="normal" style:font-weight-asian="normal"/>
    </style:style>
    <style:style style:name="P26" style:family="paragraph" style:parent-style-name="Text_20_body">
      <style:paragraph-properties fo:margin-left="0cm" fo:margin-right="0cm" fo:margin-top="0cm" fo:margin-bottom="0cm" style:contextual-spacing="false" style:line-height-at-least="0.556cm" fo:text-align="start" style:justify-single-word="false" fo:text-indent="0cm" style:auto-text-indent="false" fo:padding="0cm" fo:border="none"/>
      <style:text-properties fo:font-variant="normal" fo:text-transform="none" fo:color="#333333" style:font-name="Verdana" fo:font-size="10.5pt" fo:letter-spacing="normal" fo:font-style="normal" fo:font-weight="normal"/>
    </style:style>
    <style:style style:name="P27" style:family="paragraph" style:parent-style-name="Text_20_body">
      <style:paragraph-properties fo:margin-left="0cm" fo:margin-right="0cm" fo:margin-top="0cm" fo:margin-bottom="0cm" style:contextual-spacing="false" style:line-height-at-least="0.556cm" fo:text-align="start" style:justify-single-word="false" fo:text-indent="0cm" style:auto-text-indent="false" fo:padding="0cm" fo:border="none"/>
    </style:style>
    <style:style style:name="P28" style:family="paragraph" style:parent-style-name="Text_20_body">
      <style:paragraph-properties fo:margin-left="0cm" fo:margin-right="0cm" fo:margin-top="0cm" fo:margin-bottom="0cm" style:contextual-spacing="false" fo:text-align="start" style:justify-single-word="false" fo:text-indent="0cm" style:auto-text-indent="false" fo:padding="0cm" fo:border="none"/>
    </style:style>
    <style:style style:name="P29" style:family="paragraph" style:parent-style-name="Text_20_body">
      <style:paragraph-properties fo:margin-left="0cm" fo:margin-right="0cm" fo:margin-top="0cm" fo:margin-bottom="0cm" style:contextual-spacing="false" style:line-height-at-least="0.688cm" fo:text-align="start" style:justify-single-word="false" fo:text-indent="0cm" style:auto-text-indent="false"/>
      <style:text-properties fo:font-variant="normal" fo:text-transform="none" fo:color="#333333" fo:letter-spacing="normal"/>
    </style:style>
    <style:style style:name="P30" style:family="paragraph" style:parent-style-name="Text_20_body">
      <style:paragraph-properties fo:margin-left="0cm" fo:margin-right="0cm" fo:margin-top="0cm" fo:margin-bottom="0cm" style:contextual-spacing="false" fo:text-align="start" style:justify-single-word="false" fo:text-indent="0cm" style:auto-text-indent="false"/>
      <style:text-properties fo:font-variant="normal" fo:text-transform="none" fo:color="#000000" fo:letter-spacing="normal"/>
    </style:style>
    <style:style style:name="P31" style:family="paragraph" style:parent-style-name="Text_20_body">
      <style:paragraph-properties fo:margin-left="0cm" fo:margin-right="0cm" fo:margin-top="0cm" fo:margin-bottom="0cm" style:contextual-spacing="false" style:line-height-at-least="0.582cm" fo:text-align="start" style:justify-single-word="false" fo:text-indent="0cm" style:auto-text-indent="false"/>
      <style:text-properties fo:font-variant="normal" fo:text-transform="none" fo:color="#000000" fo:letter-spacing="normal"/>
    </style:style>
    <style:style style:name="P32" style:family="paragraph" style:parent-style-name="Text_20_body">
      <style:paragraph-properties fo:margin-left="0cm" fo:margin-right="0cm" fo:margin-top="0cm" fo:margin-bottom="0cm" style:contextual-spacing="false" fo:text-align="start" style:justify-single-word="false" fo:text-indent="0cm" style:auto-text-indent="false"/>
      <style:text-properties fo:font-variant="normal" fo:text-transform="none" fo:color="#ff0000" fo:letter-spacing="normal"/>
    </style:style>
    <style:style style:name="P33" style:family="paragraph" style:parent-style-name="Text_20_body">
      <style:paragraph-properties fo:margin-left="0cm" fo:margin-right="0cm" fo:margin-top="0cm" fo:margin-bottom="0cm" style:contextual-spacing="false" fo:text-align="start" style:justify-single-word="false" fo:text-indent="0cm" style:auto-text-indent="false"/>
      <style:text-properties fo:font-variant="normal" fo:text-transform="none" fo:letter-spacing="normal"/>
    </style:style>
    <style:style style:name="P34" style:family="paragraph" style:parent-style-name="Text_20_body">
      <style:paragraph-properties fo:margin-left="0cm" fo:margin-right="0cm" fo:margin-top="0cm" fo:margin-bottom="0cm" style:contextual-spacing="false" fo:text-align="start" style:justify-single-word="false" fo:text-indent="0cm" style:auto-text-indent="false"/>
      <style:text-properties fo:font-variant="normal" fo:text-transform="none" fo:letter-spacing="normal" style:font-size-asian="10.5pt" style:font-style-asian="normal" style:font-weight-asian="normal"/>
    </style:style>
    <style:style style:name="P35" style:family="paragraph" style:parent-style-name="Text_20_body">
      <style:paragraph-properties fo:margin-left="0cm" fo:margin-right="0cm" fo:margin-top="0cm" fo:margin-bottom="0cm" style:contextual-spacing="false" style:line-height-at-least="0.661cm" fo:text-align="start" style:justify-single-word="false" fo:text-indent="0cm" style:auto-text-indent="false"/>
    </style:style>
    <style:style style:name="P36" style:family="paragraph" style:parent-style-name="Text_20_body">
      <style:paragraph-properties fo:margin-left="0cm" fo:margin-right="0cm" fo:margin-top="0cm" fo:margin-bottom="0cm" style:contextual-spacing="false" fo:text-align="start" style:justify-single-word="false" fo:text-indent="0cm" style:auto-text-indent="false"/>
    </style:style>
    <style:style style:name="P37" style:family="paragraph" style:parent-style-name="Text_20_body">
      <style:paragraph-properties fo:margin-left="0cm" fo:margin-right="0cm" fo:margin-top="0.265cm" fo:margin-bottom="0cm" style:contextual-spacing="false" style:line-height-at-least="0.741cm" fo:text-indent="0cm" style:auto-text-indent="false"/>
      <style:text-properties fo:font-variant="normal" fo:text-transform="none" fo:color="#555555" fo:letter-spacing="normal"/>
    </style:style>
    <style:style style:name="P38" style:family="paragraph" style:parent-style-name="Text_20_body">
      <style:paragraph-properties fo:margin-left="0cm" fo:margin-right="0cm" fo:margin-top="0.265cm" fo:margin-bottom="0cm" style:contextual-spacing="false" style:line-height-at-least="0.741cm" fo:text-align="center" style:justify-single-word="false" fo:text-indent="0cm" style:auto-text-indent="false"/>
      <style:text-properties fo:font-variant="normal" fo:text-transform="none" fo:color="#555555" fo:letter-spacing="normal"/>
    </style:style>
    <style:style style:name="P39" style:family="paragraph" style:parent-style-name="Text_20_body">
      <style:paragraph-properties fo:margin-left="0cm" fo:margin-right="0cm" fo:margin-top="0.265cm" fo:margin-bottom="0cm" style:contextual-spacing="false" style:line-height-at-least="0.741cm" fo:text-indent="0cm" style:auto-text-indent="false"/>
      <style:text-properties fo:font-variant="normal" fo:text-transform="none" fo:color="#555555" fo:letter-spacing="normal" style:font-name-asian="Tahoma" style:font-size-asian="10.5pt" style:font-style-asian="normal" style:font-weight-asian="normal"/>
    </style:style>
    <style:style style:name="P40" style:family="paragraph" style:parent-style-name="Text_20_body">
      <style:paragraph-properties fo:margin-left="0cm" fo:margin-right="0cm" fo:margin-top="0.265cm" fo:margin-bottom="0cm" style:contextual-spacing="false" style:line-height-at-least="0.741cm" fo:text-indent="0cm" style:auto-text-indent="false"/>
      <style:text-properties fo:font-variant="normal" fo:text-transform="none" fo:color="#555555" style:font-name="Tahoma" fo:font-size="10.5pt" fo:letter-spacing="normal" fo:language="none" fo:country="none" fo:font-style="normal" fo:font-weight="normal"/>
    </style:style>
    <style:style style:name="P41" style:family="paragraph" style:parent-style-name="Text_20_body">
      <style:paragraph-properties fo:margin-left="0cm" fo:margin-right="0cm" fo:margin-top="0.265cm" fo:margin-bottom="0cm" style:contextual-spacing="false" style:line-height-at-least="0.741cm" fo:text-indent="0cm" style:auto-text-indent="false"/>
      <style:text-properties fo:font-variant="normal" fo:text-transform="none" fo:color="#428bca" style:text-line-through-style="none" style:text-line-through-type="none" fo:letter-spacing="normal" style:text-underline-style="none" style:text-blinking="false" fo:background-color="transparent"/>
    </style:style>
    <style:style style:name="P42" style:family="paragraph" style:parent-style-name="Text_20_body">
      <style:paragraph-properties fo:margin-left="0cm" fo:margin-right="0cm" fo:margin-top="0.265cm" fo:margin-bottom="0cm" style:contextual-spacing="false" style:line-height-at-least="0.741cm" fo:text-align="center" style:justify-single-word="false" fo:text-indent="0cm" style:auto-text-indent="false"/>
      <style:text-properties fo:font-variant="normal" fo:text-transform="none" fo:color="#428bca" style:text-line-through-style="none" style:text-line-through-type="none" fo:letter-spacing="normal" style:text-underline-style="none" style:text-blinking="false" fo:background-color="transparent"/>
    </style:style>
    <style:style style:name="P43" style:family="paragraph" style:parent-style-name="Preformatted_20_Text">
      <style:paragraph-properties fo:margin-left="0cm" fo:margin-right="0cm" fo:margin-top="0cm" fo:margin-bottom="0.265cm" style:contextual-spacing="false" fo:line-height="142%" fo:text-indent="0cm" style:auto-text-indent="false" fo:padding="0.238cm" fo:border="0.06pt solid #cccccc"/>
      <style:text-properties fo:font-variant="normal" fo:text-transform="none" fo:color="#333333" fo:letter-spacing="normal"/>
    </style:style>
    <style:style style:name="P44" style:family="paragraph" style:parent-style-name="Preformatted_20_Text">
      <style:paragraph-properties fo:margin-left="0cm" fo:margin-right="0cm" fo:margin-top="0cm" fo:margin-bottom="0.265cm" style:contextual-spacing="false" fo:line-height="142%" fo:text-indent="0cm" style:auto-text-indent="false" fo:padding="0.238cm" fo:border="0.06pt solid #cccccc"/>
      <style:text-properties fo:font-variant="normal" fo:text-transform="none" fo:color="#333333" fo:letter-spacing="normal" officeooo:paragraph-rsid="001abd1b"/>
    </style:style>
    <style:style style:name="P45" style:family="paragraph" style:parent-style-name="Preformatted_20_Text">
      <style:paragraph-properties fo:margin-left="0cm" fo:margin-right="0cm" fo:margin-top="0cm" fo:margin-bottom="0.265cm" style:contextual-spacing="false" fo:line-height="142%" fo:text-indent="0cm" style:auto-text-indent="false" fo:padding="0.238cm" fo:border="0.06pt solid #cccccc"/>
      <style:text-properties fo:font-variant="normal" fo:text-transform="none" fo:color="#333333" fo:letter-spacing="normal" style:font-name-asian="Menlo" style:font-size-asian="9.75pt" style:font-style-asian="normal" style:font-weight-asian="normal"/>
    </style:style>
    <style:style style:name="P46" style:family="paragraph" style:parent-style-name="Preformatted_20_Text">
      <style:paragraph-properties fo:margin-left="0cm" fo:margin-right="0cm" fo:margin-top="0cm" fo:margin-bottom="0.265cm" style:contextual-spacing="false" fo:line-height="142%" fo:text-indent="0cm" style:auto-text-indent="false" fo:padding="0.238cm" fo:border="0.06pt solid #cccccc"/>
      <style:text-properties fo:font-variant="normal" fo:text-transform="none" fo:color="#333333" style:font-name="Menlo" fo:font-size="9.75pt" fo:letter-spacing="normal" fo:language="none" fo:country="none" fo:font-style="normal" fo:font-weight="normal"/>
    </style:style>
    <style:style style:name="P47" style:family="paragraph" style:parent-style-name="Preformatted_20_Text">
      <style:paragraph-properties fo:margin-left="0cm" fo:margin-right="0cm" fo:margin-top="0cm" fo:margin-bottom="0.265cm" style:contextual-spacing="false" fo:line-height="142%" fo:text-indent="0cm" style:auto-text-indent="false" fo:padding="0.238cm" fo:border="0.06pt solid #cccccc"/>
      <style:text-properties fo:font-variant="normal" fo:text-transform="none" fo:color="#333333" style:font-name="Menlo" fo:font-size="9.75pt" fo:letter-spacing="normal" fo:language="none" fo:country="none" fo:font-style="normal" fo:font-weight="normal" officeooo:paragraph-rsid="001abd1b"/>
    </style:style>
    <style:style style:name="P48" style:family="paragraph" style:parent-style-name="Preformatted_20_Text">
      <style:paragraph-properties fo:margin-left="0cm" fo:margin-right="0cm" fo:margin-top="0cm" fo:margin-bottom="0.265cm" style:contextual-spacing="false" fo:line-height="142%" fo:text-indent="0cm" style:auto-text-indent="false" fo:padding="0.238cm" fo:border="0.06pt solid #cccccc"/>
    </style:style>
    <style:style style:name="P49" style:family="paragraph" style:parent-style-name="Preformatted_20_Text">
      <style:paragraph-properties fo:margin-left="0cm" fo:margin-right="0cm" fo:margin-top="0cm" fo:margin-bottom="0.265cm" style:contextual-spacing="false" fo:line-height="142%" fo:text-indent="0cm" style:auto-text-indent="false" fo:padding="0.238cm" fo:border="0.06pt solid #cccccc"/>
      <style:text-properties officeooo:paragraph-rsid="001abd1b"/>
    </style:style>
    <style:style style:name="P50" style:family="paragraph" style:parent-style-name="Preformatted_20_Text">
      <style:paragraph-properties fo:margin-left="0cm" fo:margin-right="0cm" fo:text-align="start" style:justify-single-word="false" fo:text-indent="0cm" style:auto-text-indent="false" fo:padding="0.053cm" fo:border="0.06pt solid #888888"/>
    </style:style>
    <style:style style:name="P51" style:family="paragraph" style:parent-style-name="Standard">
      <style:paragraph-properties fo:margin-top="0cm" fo:margin-bottom="0cm" style:contextual-spacing="false" style:line-height-at-least="0.661cm" fo:text-align="start" style:justify-single-word="false"/>
      <style:text-properties fo:font-variant="normal" fo:text-transform="none" fo:color="#8a8679" fo:letter-spacing="normal"/>
    </style:style>
    <style:style style:name="P52" style:family="paragraph" style:parent-style-name="Text_20_body">
      <style:paragraph-properties fo:margin-top="0cm" fo:margin-bottom="0cm" style:contextual-spacing="false" fo:text-align="start" style:justify-single-word="false"/>
    </style:style>
    <style:style style:name="P53" style:family="paragraph" style:parent-style-name="Text_20_body">
      <style:paragraph-properties fo:margin-top="0cm" fo:margin-bottom="0cm" style:contextual-spacing="false" fo:text-align="start" style:justify-single-word="false"/>
      <style:text-properties fo:font-variant="normal" fo:text-transform="none" fo:color="#000000" fo:font-size="10.5pt" fo:letter-spacing="normal" fo:font-style="normal" fo:font-weight="normal"/>
    </style:style>
    <style:style style:name="P54" style:family="paragraph" style:parent-style-name="Text_20_body">
      <style:paragraph-properties fo:margin-top="0cm" fo:margin-bottom="0cm" style:contextual-spacing="false" fo:text-align="start" style:justify-single-word="false"/>
      <style:text-properties fo:font-variant="normal" fo:text-transform="none" fo:color="#000000" fo:letter-spacing="normal"/>
    </style:style>
    <style:style style:name="P55" style:family="paragraph" style:parent-style-name="Text_20_body">
      <style:paragraph-properties fo:margin-top="0cm" fo:margin-bottom="0cm" style:contextual-spacing="false" style:line-height-at-least="0.582cm" fo:text-align="start" style:justify-single-word="false"/>
      <style:text-properties fo:font-variant="normal" fo:text-transform="none" fo:color="#000000" fo:letter-spacing="normal"/>
    </style:style>
    <style:style style:name="P56" style:family="paragraph" style:parent-style-name="Text_20_body">
      <style:paragraph-properties fo:margin-top="0cm" fo:margin-bottom="0cm" style:contextual-spacing="false" style:line-height-at-least="0.661cm" fo:text-align="start" style:justify-single-word="false"/>
      <style:text-properties fo:font-variant="normal" fo:text-transform="none" fo:color="#000000" fo:letter-spacing="normal"/>
    </style:style>
    <style:style style:name="P57" style:family="paragraph" style:parent-style-name="Text_20_body">
      <style:paragraph-properties fo:margin-top="0cm" fo:margin-bottom="0cm" style:contextual-spacing="false" style:line-height-at-least="0.661cm" fo:text-align="start" style:justify-single-word="false"/>
      <style:text-properties fo:font-variant="normal" fo:text-transform="none" fo:color="#000000" style:font-name="Arial" fo:font-size="10.5pt" fo:letter-spacing="normal" fo:font-style="normal" fo:font-weight="normal"/>
    </style:style>
    <style:style style:name="P58" style:family="paragraph" style:parent-style-name="Text_20_body">
      <style:paragraph-properties fo:margin-top="0cm" fo:margin-bottom="0cm" style:contextual-spacing="false" style:line-height-at-least="0.661cm" fo:text-align="start" style:justify-single-word="false"/>
      <style:text-properties fo:font-variant="normal" fo:text-transform="none" fo:color="#000000" style:font-name="Arial" fo:font-size="10.5pt" fo:letter-spacing="normal" fo:font-style="normal" fo:font-weight="bold"/>
    </style:style>
    <style:style style:name="P59" style:family="paragraph" style:parent-style-name="Text_20_body">
      <style:paragraph-properties fo:margin-top="0cm" fo:margin-bottom="0cm" style:contextual-spacing="false" style:line-height-at-least="0.661cm" fo:text-align="start" style:justify-single-word="false"/>
      <style:text-properties fo:font-variant="normal" fo:text-transform="none" fo:color="#8a8679" fo:letter-spacing="normal" style:font-name-asian="Arial" style:font-size-asian="10.5pt" style:font-style-asian="normal" style:font-weight-asian="normal"/>
    </style:style>
    <style:style style:name="P60" style:family="paragraph" style:parent-style-name="Text_20_body">
      <style:paragraph-properties fo:margin-top="0cm" fo:margin-bottom="0cm" style:contextual-spacing="false" style:line-height-at-least="0.661cm" fo:text-align="start" style:justify-single-word="false"/>
      <style:text-properties fo:font-variant="normal" fo:text-transform="none" fo:color="#8a8679" fo:letter-spacing="normal"/>
    </style:style>
    <style:style style:name="P61" style:family="paragraph" style:parent-style-name="Text_20_body">
      <style:paragraph-properties fo:margin-top="0cm" fo:margin-bottom="0cm" style:contextual-spacing="false" style:line-height-at-least="0.582cm" fo:text-align="start" style:justify-single-word="false"/>
      <style:text-properties fo:font-variant="normal" fo:text-transform="none" fo:color="#8a8679" fo:letter-spacing="normal"/>
    </style:style>
    <style:style style:name="P62" style:family="paragraph" style:parent-style-name="Text_20_body">
      <style:paragraph-properties fo:margin-top="0cm" fo:margin-bottom="0cm" style:contextual-spacing="false" style:line-height-at-least="0.582cm" fo:text-align="start" style:justify-single-word="false"/>
      <style:text-properties fo:font-variant="normal" fo:text-transform="none" fo:color="#ff0000" fo:letter-spacing="normal"/>
    </style:style>
    <style:style style:name="P63" style:family="paragraph" style:parent-style-name="Text_20_body">
      <style:paragraph-properties fo:margin-top="0cm" fo:margin-bottom="0cm" style:contextual-spacing="false" style:line-height-at-least="0.661cm" fo:text-align="start" style:justify-single-word="false"/>
      <style:text-properties fo:font-variant="normal" fo:text-transform="none" fo:color="#ff0000" fo:letter-spacing="normal" style:font-name-asian="Arial" style:font-size-asian="10.5pt" style:font-style-asian="normal" style:font-weight-asian="bold"/>
    </style:style>
    <style:style style:name="P64" style:family="paragraph" style:parent-style-name="Text_20_body">
      <style:paragraph-properties fo:margin-top="0cm" fo:margin-bottom="0cm" style:contextual-spacing="false" style:line-height-at-least="0.582cm" fo:text-align="start" style:justify-single-word="false"/>
      <style:text-properties fo:color="#ff0000" style:font-name="Arial" fo:font-size="10.5pt" fo:font-weight="bold"/>
    </style:style>
    <style:style style:name="P65" style:family="paragraph" style:parent-style-name="Text_20_body">
      <style:paragraph-properties fo:margin-top="0cm" fo:margin-bottom="0cm" style:contextual-spacing="false" style:line-height-at-least="0.661cm" fo:text-align="start" style:justify-single-word="false"/>
    </style:style>
    <style:style style:name="P66" style:family="paragraph" style:parent-style-name="Text_20_body">
      <style:paragraph-properties fo:margin-top="0cm" fo:margin-bottom="0cm" style:contextual-spacing="false" style:line-height-at-least="0.661cm" fo:text-align="start" style:justify-single-word="false"/>
      <style:text-properties officeooo:paragraph-rsid="001abd1b"/>
    </style:style>
    <style:style style:name="P67" style:family="paragraph" style:parent-style-name="Text_20_body">
      <style:paragraph-properties fo:text-align="start" style:justify-single-word="false"/>
      <style:text-properties officeooo:paragraph-rsid="00195dc6"/>
    </style:style>
    <style:style style:name="P68" style:family="paragraph" style:parent-style-name="Text_20_body">
      <style:paragraph-properties fo:text-align="start" style:justify-single-word="false"/>
      <style:text-properties fo:font-variant="normal" fo:text-transform="none" fo:color="#555555" fo:letter-spacing="normal" officeooo:paragraph-rsid="001abd1b"/>
    </style:style>
    <style:style style:name="P69" style:family="paragraph" style:parent-style-name="Text_20_body">
      <style:paragraph-properties fo:text-align="start" style:justify-single-word="false"/>
      <style:text-properties fo:font-variant="normal" fo:text-transform="none" fo:color="#555555" fo:letter-spacing="normal" officeooo:paragraph-rsid="001abd1b" style:font-name-asian="Tahoma" style:font-size-asian="10.5pt" style:font-style-asian="normal" style:font-weight-asian="normal"/>
    </style:style>
    <style:style style:name="P70" style:family="paragraph" style:parent-style-name="Text_20_body">
      <style:paragraph-properties fo:text-align="start" style:justify-single-word="false"/>
      <style:text-properties fo:font-variant="normal" fo:text-transform="none" fo:color="#333333" fo:letter-spacing="normal" officeooo:paragraph-rsid="00176a14"/>
    </style:style>
    <style:style style:name="P71" style:family="paragraph" style:parent-style-name="Text_20_body">
      <style:paragraph-properties style:line-height-at-least="0.556cm" fo:text-align="start" style:justify-single-word="false"/>
      <style:text-properties officeooo:paragraph-rsid="001abd1b"/>
    </style:style>
    <style:style style:name="P72" style:family="paragraph" style:parent-style-name="Preformatted_20_Text">
      <style:paragraph-properties fo:margin-top="0cm" fo:margin-bottom="0.499cm" style:contextual-spacing="false" fo:text-align="start" style:justify-single-word="false" fo:padding="0.053cm" fo:border="0.06pt solid #888888"/>
    </style:style>
    <style:style style:name="P73" style:family="paragraph" style:parent-style-name="Preformatted_20_Text">
      <style:paragraph-properties fo:text-align="start" style:justify-single-word="false" fo:padding="0.053cm" fo:border="0.06pt solid #888888"/>
    </style:style>
    <style:style style:name="P74" style:family="paragraph" style:parent-style-name="Standard">
      <style:paragraph-properties fo:margin-left="0cm" fo:margin-right="0cm" style:line-height-at-least="0.556cm" fo:text-align="start" style:justify-single-word="false" fo:text-indent="0cm" style:auto-text-indent="false"/>
      <style:text-properties officeooo:paragraph-rsid="00237437"/>
    </style:style>
    <style:style style:name="P75" style:family="paragraph" style:parent-style-name="Standard">
      <style:paragraph-properties style:line-height-at-least="0.556cm" fo:text-align="start" style:justify-single-word="false"/>
      <style:text-properties officeooo:paragraph-rsid="00237437"/>
    </style:style>
    <style:style style:name="P76" style:family="paragraph" style:parent-style-name="Text_20_body" style:list-style-name="L2">
      <style:paragraph-properties style:line-height-at-least="0.556cm" fo:text-align="start" style:justify-single-word="false"/>
      <style:text-properties fo:font-variant="normal" fo:text-transform="none" fo:color="#333333" style:font-name="Verdana" fo:font-size="10.5pt" fo:letter-spacing="normal" fo:font-style="normal" fo:font-weight="normal"/>
    </style:style>
    <style:style style:name="P77" style:family="paragraph" style:parent-style-name="Text_20_body" style:list-style-name="L3">
      <style:paragraph-properties style:line-height-at-least="0.556cm" fo:text-align="start" style:justify-single-word="false"/>
      <style:text-properties fo:font-variant="normal" fo:text-transform="none" fo:color="#333333" style:font-name="Verdana" fo:font-size="10.5pt" fo:letter-spacing="normal" fo:font-style="normal" fo:font-weight="normal"/>
    </style:style>
    <style:style style:name="P78" style:family="paragraph" style:parent-style-name="Text_20_body" style:list-style-name="L4">
      <style:paragraph-properties style:line-height-at-least="0.556cm" fo:text-align="start" style:justify-single-word="false"/>
      <style:text-properties fo:font-variant="normal" fo:text-transform="none" fo:color="#333333" style:font-name="Verdana" fo:font-size="10.5pt" fo:letter-spacing="normal" fo:font-style="normal" fo:font-weight="normal"/>
    </style:style>
    <style:style style:name="P79" style:family="paragraph" style:parent-style-name="Text_20_body" style:list-style-name="L5">
      <style:paragraph-properties style:line-height-at-least="0.556cm" fo:text-align="start" style:justify-single-word="false"/>
      <style:text-properties fo:font-variant="normal" fo:text-transform="none" fo:color="#333333" style:font-name="Verdana" fo:font-size="10.5pt" fo:letter-spacing="normal" fo:font-style="normal" fo:font-weight="normal"/>
    </style:style>
    <style:style style:name="P80" style:family="paragraph" style:parent-style-name="Text_20_body" style:list-style-name="L6">
      <style:paragraph-properties style:line-height-at-least="0.556cm" fo:text-align="start" style:justify-single-word="false"/>
      <style:text-properties fo:font-variant="normal" fo:text-transform="none" fo:color="#333333" style:font-name="Verdana" fo:font-size="10.5pt" fo:letter-spacing="normal" fo:font-style="normal" fo:font-weight="normal"/>
    </style:style>
    <style:style style:name="P81" style:family="paragraph" style:parent-style-name="Text_20_body" style:list-style-name="L1">
      <style:paragraph-properties fo:margin-top="0cm" fo:margin-bottom="0.265cm" style:contextual-spacing="false" style:line-height-at-least="0.741cm" fo:text-align="start" style:justify-single-word="false"/>
      <style:text-properties fo:font-variant="normal" fo:text-transform="none" fo:color="#555555" style:font-name="Tahoma" fo:font-size="10.5pt" fo:letter-spacing="normal" fo:font-style="normal" fo:font-weight="normal"/>
    </style:style>
    <style:style style:name="P82" style:family="paragraph" style:parent-style-name="Text_20_body" style:list-style-name="L2">
      <style:paragraph-properties fo:margin-top="0cm" fo:margin-bottom="0cm" style:contextual-spacing="false" style:line-height-at-least="0.556cm" fo:text-align="start" style:justify-single-word="false"/>
      <style:text-properties fo:font-variant="normal" fo:text-transform="none" fo:color="#333333" style:font-name="Verdana" fo:font-size="10.5pt" fo:letter-spacing="normal" fo:font-style="normal" fo:font-weight="normal"/>
    </style:style>
    <style:style style:name="P83" style:family="paragraph" style:parent-style-name="Text_20_body" style:list-style-name="L3">
      <style:paragraph-properties fo:margin-top="0cm" fo:margin-bottom="0cm" style:contextual-spacing="false" style:line-height-at-least="0.556cm" fo:text-align="start" style:justify-single-word="false"/>
      <style:text-properties fo:font-variant="normal" fo:text-transform="none" fo:color="#333333" style:font-name="Verdana" fo:font-size="10.5pt" fo:letter-spacing="normal" fo:font-style="normal" fo:font-weight="normal"/>
    </style:style>
    <style:style style:name="P84" style:family="paragraph" style:parent-style-name="Text_20_body" style:list-style-name="L4">
      <style:paragraph-properties fo:margin-top="0cm" fo:margin-bottom="0cm" style:contextual-spacing="false" style:line-height-at-least="0.556cm" fo:text-align="start" style:justify-single-word="false"/>
      <style:text-properties fo:font-variant="normal" fo:text-transform="none" fo:color="#333333" style:font-name="Verdana" fo:font-size="10.5pt" fo:letter-spacing="normal" fo:font-style="normal" fo:font-weight="normal"/>
    </style:style>
    <style:style style:name="P85" style:family="paragraph" style:parent-style-name="Text_20_body" style:list-style-name="L5">
      <style:paragraph-properties fo:margin-top="0cm" fo:margin-bottom="0cm" style:contextual-spacing="false" style:line-height-at-least="0.556cm" fo:text-align="start" style:justify-single-word="false"/>
      <style:text-properties fo:font-variant="normal" fo:text-transform="none" fo:color="#333333" style:font-name="Verdana" fo:font-size="10.5pt" fo:letter-spacing="normal" fo:font-style="normal" fo:font-weight="normal"/>
    </style:style>
    <style:style style:name="P86" style:family="paragraph" style:parent-style-name="Text_20_body" style:list-style-name="L6">
      <style:paragraph-properties fo:margin-top="0cm" fo:margin-bottom="0cm" style:contextual-spacing="false" style:line-height-at-least="0.556cm" fo:text-align="start" style:justify-single-word="false"/>
      <style:text-properties fo:font-variant="normal" fo:text-transform="none" fo:color="#333333" style:font-name="Verdana" fo:font-size="10.5pt" fo:letter-spacing="normal" fo:font-style="normal" fo:font-weight="normal"/>
    </style:style>
    <style:style style:name="P87" style:family="paragraph" style:parent-style-name="Text_20_body" style:list-style-name="L4">
      <style:paragraph-properties fo:margin-top="0cm" fo:margin-bottom="0cm" style:contextual-spacing="false" style:line-height-at-least="0.556cm" fo:text-align="start" style:justify-single-word="false"/>
      <style:text-properties fo:font-variant="normal" fo:text-transform="none" fo:color="#333333" fo:letter-spacing="normal"/>
    </style:style>
    <style:style style:name="P88" style:family="paragraph" style:parent-style-name="Text_20_body" style:list-style-name="L5">
      <style:paragraph-properties fo:margin-top="0cm" fo:margin-bottom="0cm" style:contextual-spacing="false" style:line-height-at-least="0.556cm" fo:text-align="start" style:justify-single-word="false"/>
      <style:text-properties fo:font-variant="normal" fo:text-transform="none" fo:color="#333333" fo:letter-spacing="normal"/>
    </style:style>
    <style:style style:name="P89" style:family="paragraph" style:parent-style-name="Preformatted_20_Text">
      <style:paragraph-properties fo:margin-left="0cm" fo:margin-right="0cm" fo:margin-top="0cm" fo:margin-bottom="0.265cm" style:contextual-spacing="false" fo:line-height="142%" fo:text-indent="0cm" style:auto-text-indent="false" fo:padding="0.238cm" fo:border="0.06pt solid #cccccc"/>
      <style:text-properties fo:font-variant="normal" fo:text-transform="none" fo:color="#333333" fo:letter-spacing="normal" officeooo:paragraph-rsid="001abd1b" style:font-name-asian="Menlo" style:font-size-asian="9.75pt" style:font-style-asian="normal" style:font-weight-asian="normal"/>
    </style:style>
    <style:style style:name="P90" style:family="paragraph" style:parent-style-name="Preformatted_20_Text">
      <style:paragraph-properties fo:margin-left="0cm" fo:margin-right="0cm" fo:margin-top="0cm" fo:margin-bottom="0.265cm" style:contextual-spacing="false" fo:line-height="142%" fo:text-indent="0cm" style:auto-text-indent="false" fo:padding="0.238cm" fo:border="0.06pt solid #cccccc"/>
      <style:text-properties fo:font-variant="normal" fo:text-transform="none" fo:color="#333333" fo:letter-spacing="normal" officeooo:rsid="0021f19f" officeooo:paragraph-rsid="0021f19f" style:font-name-asian="Menlo" style:font-size-asian="9.75pt" style:font-style-asian="normal" style:font-weight-asian="normal"/>
    </style:style>
    <style:style style:name="T1" style:family="text">
      <style:text-properties fo:font-variant="normal" fo:text-transform="none" fo:color="#333333" fo:letter-spacing="normal"/>
    </style:style>
    <style:style style:name="T2" style:family="text">
      <style:text-properties fo:font-variant="normal" fo:text-transform="none" fo:color="#333333" fo:letter-spacing="normal" style:font-name-asian="Menlo" style:font-size-asian="9.75pt" style:font-style-asian="normal" style:font-weight-asian="normal"/>
    </style:style>
    <style:style style:name="T3" style:family="text">
      <style:text-properties fo:font-variant="normal" fo:text-transform="none" fo:color="#333333" fo:letter-spacing="normal" style:font-name-asian="Verdana" style:font-size-asian="13.5pt" style:font-style-asian="normal" style:font-weight-asian="normal"/>
    </style:style>
    <style:style style:name="T4" style:family="text">
      <style:text-properties fo:font-variant="normal" fo:text-transform="none" fo:color="#333333" fo:letter-spacing="normal" style:font-size-asian="10.5pt" style:font-style-asian="normal" style:font-weight-asian="normal"/>
    </style:style>
    <style:style style:name="T5" style:family="text">
      <style:text-properties fo:font-variant="normal" fo:text-transform="none" fo:color="#333333" style:font-name="Menlo" fo:font-size="9.75pt" fo:letter-spacing="normal" fo:language="none" fo:country="none" fo:font-style="normal" fo:font-weight="normal"/>
    </style:style>
    <style:style style:name="T6" style:family="text">
      <style:text-properties fo:font-variant="normal" fo:text-transform="none" fo:color="#333333" style:font-name="Verdana" fo:font-size="10.5pt" fo:letter-spacing="normal" fo:font-style="normal" fo:font-weight="normal"/>
    </style:style>
    <style:style style:name="T7" style:family="text">
      <style:text-properties fo:font-variant="normal" fo:text-transform="none" fo:color="#333333" style:font-name="Verdana" fo:font-size="10.5pt" fo:letter-spacing="normal" fo:font-style="normal" fo:font-weight="normal" style:font-name-asian="Verdana" style:font-size-asian="10.5pt" style:font-style-asian="normal" style:font-weight-asian="normal"/>
    </style:style>
    <style:style style:name="T8" style:family="text">
      <style:text-properties fo:font-variant="normal" fo:text-transform="none" fo:color="#333333" style:font-name="Verdana" fo:font-size="13.5pt" fo:letter-spacing="normal" fo:font-style="normal" fo:font-weight="normal"/>
    </style:style>
    <style:style style:name="T9" style:family="text">
      <style:text-properties fo:font-variant="normal" fo:text-transform="none" fo:color="#3366ff" style:font-name="Arial" fo:font-size="10.5pt" fo:letter-spacing="normal" fo:font-style="normal" fo:font-weight="normal"/>
    </style:style>
    <style:style style:name="T10" style:family="text">
      <style:text-properties fo:font-variant="normal" fo:text-transform="none" fo:color="#3366ff" style:font-name="Arial" fo:font-size="10.5pt" fo:letter-spacing="normal" fo:font-style="normal" fo:font-weight="bold"/>
    </style:style>
    <style:style style:name="T11" style:family="text">
      <style:text-properties fo:font-variant="normal" fo:text-transform="none" fo:color="#3366ff" style:font-name="Verdana" fo:font-size="10.5pt" fo:letter-spacing="normal" fo:font-style="normal" fo:font-weight="normal"/>
    </style:style>
    <style:style style:name="T12" style:family="text">
      <style:text-properties fo:font-variant="normal" fo:text-transform="none" fo:color="#3366ff" fo:font-size="10.5pt" fo:letter-spacing="normal" fo:font-style="normal" fo:font-weight="normal"/>
    </style:style>
    <style:style style:name="T13" style:family="text">
      <style:text-properties fo:font-variant="normal" fo:text-transform="none" fo:color="#3366ff" fo:letter-spacing="normal"/>
    </style:style>
    <style:style style:name="T14" style:family="text">
      <style:text-properties fo:font-variant="normal" fo:text-transform="none" fo:color="#3366ff" style:font-name="monospace" fo:font-size="10.5pt" fo:letter-spacing="normal" fo:font-style="normal" fo:font-weight="normal"/>
    </style:style>
    <style:style style:name="T15" style:family="text">
      <style:text-properties fo:font-variant="normal" fo:text-transform="none" fo:color="#8a8679" style:font-name="Arial" fo:font-size="10.5pt" fo:letter-spacing="normal" fo:font-style="normal" fo:font-weight="normal"/>
    </style:style>
    <style:style style:name="T16" style:family="text">
      <style:text-properties fo:font-variant="normal" fo:text-transform="none" fo:color="#ff0000" style:font-name="Arial" fo:font-size="10.5pt" fo:letter-spacing="normal" fo:font-style="normal" fo:font-weight="bold"/>
    </style:style>
    <style:style style:name="T17" style:family="text">
      <style:text-properties fo:font-variant="normal" fo:text-transform="none" fo:color="#ff0000" fo:letter-spacing="normal" style:font-name-asian="Arial" style:font-size-asian="10.5pt" style:font-style-asian="normal" style:font-weight-asian="bold"/>
    </style:style>
    <style:style style:name="T18" style:family="text">
      <style:text-properties fo:font-variant="normal" fo:text-transform="none" fo:color="#0000ff" style:font-name="Verdana" fo:font-size="10.5pt" fo:letter-spacing="normal" fo:font-style="normal" fo:font-weight="normal"/>
    </style:style>
    <style:style style:name="T19" style:family="text">
      <style:text-properties fo:font-variant="normal" fo:text-transform="none" fo:color="#0000ff" style:font-name="Verdana" fo:font-size="10.5pt" fo:letter-spacing="normal" fo:font-style="normal" fo:font-weight="normal" officeooo:rsid="00237437"/>
    </style:style>
    <style:style style:name="T20" style:family="text">
      <style:text-properties fo:font-variant="normal" fo:text-transform="none" fo:color="#0000ff" style:font-name="Verdana" fo:font-size="13.5pt" fo:letter-spacing="normal" fo:font-style="normal" style:text-underline-style="solid" style:text-underline-width="auto" style:text-underline-color="font-color" fo:font-weight="normal"/>
    </style:style>
    <style:style style:name="T21" style:family="text">
      <style:text-properties fo:font-variant="normal" fo:text-transform="none" fo:color="#0000ff" fo:font-size="13.5pt" fo:letter-spacing="normal" fo:font-style="normal" fo:font-weight="normal"/>
    </style:style>
    <style:style style:name="T22" style:family="text">
      <style:text-properties fo:font-variant="normal" fo:text-transform="none" fo:color="#0000ff" fo:letter-spacing="normal" style:text-underline-style="solid" style:text-underline-width="auto" style:text-underline-color="font-color" style:font-name-asian="Verdana" style:font-size-asian="13.5pt" style:font-style-asian="normal" style:font-weight-asian="normal"/>
    </style:style>
    <style:style style:name="T23" style:family="text">
      <style:text-properties fo:font-variant="normal" fo:text-transform="none" fo:color="#ff6666" style:font-name="Verdana" fo:font-size="13.5pt" fo:letter-spacing="normal" fo:font-style="normal" fo:font-weight="normal"/>
    </style:style>
    <style:style style:name="T24" style:family="text">
      <style:text-properties fo:font-variant="normal" fo:text-transform="none" fo:color="#ff6666" fo:letter-spacing="normal" style:font-name-asian="Verdana" style:font-size-asian="13.5pt" style:font-style-asian="normal" style:font-weight-asian="normal"/>
    </style:style>
    <style:style style:name="T25" style:family="text">
      <style:text-properties fo:font-variant="normal" fo:text-transform="none" fo:color="#444444" style:font-name="Tahoma1" fo:font-size="14pt" fo:letter-spacing="normal" fo:font-style="normal" fo:font-weight="normal" style:font-size-asian="10.5pt" style:font-style-asian="normal" style:font-weight-asian="normal"/>
    </style:style>
    <style:style style:name="T26" style:family="text">
      <style:text-properties fo:font-variant="normal" fo:text-transform="none" fo:color="#444444" style:font-name="Tahoma1" fo:font-size="14pt" fo:letter-spacing="normal" fo:font-style="normal" fo:font-weight="normal" style:font-name-asian="Tahoma1" style:font-size-asian="14pt" style:font-style-asian="normal" style:font-weight-asian="normal"/>
    </style:style>
    <style:style style:name="T27" style:family="text">
      <style:text-properties fo:font-variant="normal" fo:text-transform="none" fo:color="#444444" style:font-name="Tahoma1" fo:font-size="10.5pt" fo:letter-spacing="normal" fo:font-style="normal" fo:font-weight="normal" style:font-size-asian="10.5pt" style:font-style-asian="normal" style:font-weight-asian="normal"/>
    </style:style>
    <style:style style:name="T28" style:family="text">
      <style:text-properties fo:font-variant="normal" fo:text-transform="none" fo:color="#444444" style:font-name="Tahoma1" fo:font-size="10.5pt" fo:letter-spacing="normal" fo:font-style="normal" fo:font-weight="normal" style:font-name-asian="Tahoma1" style:font-size-asian="14pt" style:font-style-asian="normal" style:font-weight-asian="normal"/>
    </style:style>
    <style:style style:name="T29" style:family="text">
      <style:text-properties fo:font-variant="normal" fo:text-transform="none" fo:color="#444444" fo:letter-spacing="normal" style:font-size-asian="10.5pt" style:font-style-asian="normal" style:font-weight-asian="normal"/>
    </style:style>
    <style:style style:name="T30" style:family="text">
      <style:text-properties fo:font-variant="normal" fo:text-transform="none" fo:color="#444444" fo:letter-spacing="normal" style:font-name-asian="Tahoma1" style:font-size-asian="10.5pt" style:font-style-asian="normal" style:font-weight-asian="normal"/>
    </style:style>
    <style:style style:name="T31" style:family="text">
      <style:text-properties fo:font-variant="normal" fo:text-transform="none" fo:color="#444444" fo:letter-spacing="normal" style:font-name-asian="Tahoma1" style:font-size-asian="14pt" style:font-style-asian="normal" style:font-weight-asian="normal"/>
    </style:style>
    <style:style style:name="T32" style:family="text">
      <style:text-properties style:font-name="Tahoma" fo:font-size="10.5pt" fo:language="none" fo:country="none" fo:font-style="normal" fo:font-weight="normal"/>
    </style:style>
    <style:style style:name="T33" style:family="text">
      <style:text-properties style:font-name-asian="Tahoma" style:font-size-asian="10.5pt" style:font-style-asian="normal" style:font-weight-asian="normal"/>
    </style:style>
    <style:style style:name="T34" style:family="text">
      <style:text-properties fo:font-size="10.5pt" fo:font-style="normal" fo:font-weight="normal"/>
    </style:style>
    <style:style style:name="T35" style:family="text">
      <style:text-properties fo:font-size="10.5pt" fo:font-style="normal" fo:font-weight="normal" style:font-name-asian="Verdana" style:font-size-asian="10.5pt" style:font-style-asian="normal" style:font-weight-asian="normal"/>
    </style:style>
    <style:style style:name="T36" style:family="text">
      <style:text-properties fo:font-size="10.5pt" fo:font-style="normal" fo:font-weight="bold"/>
    </style:style>
    <style:style style:name="T37" style:family="text">
      <style:text-properties style:font-size-asian="10.5pt" style:font-style-asian="normal" style:font-weight-asian="normal"/>
    </style:style>
    <style:style style:name="T38" style:family="text">
      <style:text-properties style:font-size-asian="10.5pt" style:font-style-asian="normal" style:font-weight-asian="bold"/>
    </style:style>
    <style:style style:name="T39" style:family="text">
      <style:text-properties style:font-name="Menlo" fo:font-size="9.75pt" fo:language="none" fo:country="none" fo:font-style="normal" fo:font-weight="normal"/>
    </style:style>
    <style:style style:name="T40" style:family="text">
      <style:text-properties style:font-name="Menlo" fo:font-size="9.75pt" fo:font-style="normal" fo:font-weight="normal"/>
    </style:style>
    <style:style style:name="T41" style:family="text">
      <style:text-properties style:font-name-asian="Menlo" style:font-size-asian="9.75pt" style:font-style-asian="normal" style:font-weight-asian="normal"/>
    </style:style>
    <style:style style:name="T42" style:family="text">
      <style:text-properties fo:color="#428bca" style:text-line-through-style="none" style:text-line-through-type="none" style:text-underline-style="none" style:text-blinking="false" fo:background-color="transparent" loext:char-shading-value="0"/>
    </style:style>
    <style:style style:name="T43" style:family="text">
      <style:text-properties fo:color="#428bca" style:text-line-through-style="none" style:text-line-through-type="none" style:font-name="Menlo" fo:font-size="9.75pt" fo:language="none" fo:country="none" fo:font-style="normal" style:text-underline-style="none" fo:font-weight="normal" style:text-blinking="false" fo:background-color="transparent" loext:char-shading-value="0"/>
    </style:style>
    <style:style style:name="T44" style:family="text">
      <style:text-properties fo:font-size="12pt" fo:language="none" fo:country="none"/>
    </style:style>
    <style:style style:name="T45" style:family="text">
      <style:text-properties fo:font-size="12pt" fo:language="none" fo:country="none" fo:font-weight="bold"/>
    </style:style>
    <style:style style:name="T46" style:family="text">
      <style:text-properties style:font-name="Verdana" fo:font-size="10.5pt" fo:font-style="normal" fo:font-weight="normal"/>
    </style:style>
    <style:style style:name="T47" style:family="text">
      <style:text-properties style:font-name="Verdana" fo:font-size="10.5pt" fo:font-style="normal" fo:font-weight="normal" style:font-name-asian="Verdana" style:font-size-asian="10.5pt" style:font-style-asian="normal" style:font-weight-asian="normal"/>
    </style:style>
    <style:style style:name="T48" style:family="text">
      <style:text-properties style:font-name="Verdana" fo:font-size="10.5pt" fo:font-style="normal" fo:font-weight="normal" style:font-size-asian="10.5pt" style:font-style-asian="normal" style:font-weight-asian="normal"/>
    </style:style>
    <style:style style:name="T49" style:family="text">
      <style:text-properties style:font-name-asian="Verdana" style:font-size-asian="10.5pt" style:font-style-asian="normal" style:font-weight-asian="normal"/>
    </style:style>
    <style:style style:name="T50" style:family="text">
      <style:text-properties style:font-name="Arial" fo:font-size="10.5pt" fo:font-style="normal" fo:font-weight="normal"/>
    </style:style>
    <style:style style:name="T51" style:family="text">
      <style:text-properties style:font-name="Arial" fo:font-size="10.5pt" fo:font-style="normal" fo:font-weight="bold"/>
    </style:style>
    <style:style style:name="T52" style:family="text">
      <style:text-properties style:font-name-asian="Arial" style:font-size-asian="10.5pt" style:font-style-asian="normal" style:font-weight-asian="normal"/>
    </style:style>
    <style:style style:name="T53" style:family="text">
      <style:text-properties style:font-name-asian="Arial" style:font-size-asian="10.5pt" style:font-style-asian="normal" style:font-weight-asian="bold"/>
    </style:style>
    <style:style style:name="T54" style:family="text">
      <style:text-properties fo:color="#ff0000" style:font-name="Arial" fo:font-size="10.5pt" fo:font-style="normal" fo:font-weight="bold"/>
    </style:style>
    <style:style style:name="T55" style:family="text">
      <style:text-properties fo:color="#ff0000" style:font-name-asian="Arial" style:font-size-asian="10.5pt" style:font-style-asian="normal" style:font-weight-asian="bold"/>
    </style:style>
    <style:style style:name="T56" style:family="text">
      <style:text-properties fo:color="#ff0000" style:font-name-asian="Arial" style:font-size-asian="10.5pt" style:font-style-asian="normal" style:font-weight-asian="normal"/>
    </style:style>
    <style:style style:name="T57" style:family="text">
      <style:text-properties fo:color="#ff0000" fo:font-size="10.5pt" fo:font-style="normal" fo:font-weight="normal" style:font-name-asian="Arial" style:font-size-asian="10.5pt" style:font-style-asian="normal" style:font-weight-asian="bold"/>
    </style:style>
    <style:style style:name="T58" style:family="text">
      <style:text-properties fo:color="#000000" style:font-name-asian="Arial" style:font-size-asian="10.5pt" style:font-style-asian="normal" style:font-weight-asian="normal"/>
    </style:style>
    <style:style style:name="T59" style:family="text">
      <style:text-properties fo:color="#000000" fo:font-size="10.5pt" fo:font-style="normal" fo:font-weight="normal" style:font-name-asian="Arial" style:font-size-asian="10.5pt" style:font-style-asian="normal" style:font-weight-asian="bold"/>
    </style:style>
    <style:style style:name="T60" style:family="text">
      <style:text-properties fo:color="#000000" style:font-name="Arial" fo:font-size="10.5pt" fo:font-style="normal" fo:font-weight="normal"/>
    </style:style>
    <style:style style:name="T61" style:family="text">
      <style:text-properties style:font-name="Arial1" fo:font-size="13.5pt" fo:font-style="normal" fo:font-weight="normal"/>
    </style:style>
    <style:style style:name="T62" style:family="text">
      <style:text-properties style:font-name-asian="Arial1" style:font-size-asian="13.5pt" style:font-style-asian="normal" style:font-weight-asian="normal"/>
    </style:style>
    <style:style style:name="T63" style:family="text">
      <style:text-properties fo:color="#444444" style:font-name="monospace" fo:font-size="12pt" fo:font-style="normal" fo:font-weight="normal" style:font-name-asian="Tahoma1" style:font-size-asian="14pt" style:font-style-asian="normal" style:font-weight-asian="normal"/>
    </style:style>
    <style:style style:name="T64" style:family="text">
      <style:text-properties fo:color="#444444" style:font-name-asian="monospace" style:font-size-asian="12pt" style:font-style-asian="normal" style:font-weight-asian="normal"/>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QT和OPENCV的安装</text:p>
      <text:p text:style-name="P3">0. PC安装QT，下载的是qt-everywhere-opensource-src-4.8.6.tar.gz，常规的配置</text:p>
      <text:p text:style-name="P9">./configure -prefix /opt/qt-4.8.4，不指定安装目录就是/usr/local/Trolltech</text:p>
      <text:p text:style-name="P3">make，make install，在/etc/profile下面添加 export PATH=$PATH:/usr/local/Trolltech/Qt-4.8.6/bin，确定可以找到qmake，以便于程序的编译。</text:p>
      <text:p text:style-name="P67">$ QTDIR=$(pwd)</text:p>
      <text:p text:style-name="P67">$ PATH=$QTDIR/bin:$PATH</text:p>
      <text:p text:style-name="P67">$ MANPATH=$QTDIR/man:$MANPATH</text:p>
      <text:p text:style-name="P67">$ LD_LIBRARY_PATH=$QTDIR/lib:$LD_LIBRARY_PATH</text:p>
      <text:p text:style-name="P3">一般对程序.cpp的比编译qmake -project，qmake，make，生成可执行文件。</text:p>
      <text:p text:style-name="P3"/>
      <text:p text:style-name="P3">之后安装qtcreator-2.5.2，可以生成图形化界面进行qt程序的编写。</text:p>
      <text:p text:style-name="P2"/>
      <text:p text:style-name="P2"/>
      <text:p text:style-name="P68"><text:span text:style-name="T33">为了能保存好安装好的文件，在新建两个文件夹 </text:span><text:span text:style-name="T32">/opt/zedboard/qt/build  /opt/zedboard/qt/install </text:span><text:span text:style-name="T33">，效果如下</text:span></text:p>
      <text:p text:style-name="P69"><draw:frame draw:style-name="fr1" draw:name="图形10" text:anchor-type="as-char" svg:width="14.79cm" svg:height="1.64cm" draw:z-index="0"><draw:image xlink:href="../../网页/【OpenHW12】rainysky陪你一起在zedboard上移植qt+opencv（四）：在zedboard运行QT%20-%20rainysky的博客%20-%20与非博客%20-%20与非网_files/294690.jpg" xlink:type="simple" xlink:show="embed" xlink:actuate="onLoad"/></draw:frame></text:p>
      <text:p text:style-name="P68"><text:span text:style-name="T33">之前我们已经配置好了交叉编译环境使用的环境变量</text:span><text:span text:style-name="T32">PATH</text:span><text:span text:style-name="T33">和 </text:span><text:span text:style-name="T32">CROSS_COMPILE,</text:span><text:span text:style-name="T33">为了方便操作，还可以在设置如下几个环境变量。</text:span></text:p>
      <text:p text:style-name="P40">export ZYNQ_QT_BUILD=/opt/zedboard/qt/build</text:p>
      <text:p text:style-name="P40">export ZYNQ_QT_INSTALL=/opt/zedboard/qt/install</text:p>
      <text:p text:style-name="P40">export PATH=$ZYNQ_QT_INSTALL/bin:$PATH</text:p>
      <text:p text:style-name="P39">效果如下</text:p>
      <text:p text:style-name="P41"><draw:frame draw:style-name="fr1" draw:name="图形11" text:anchor-type="as-char" svg:width="18.33cm" svg:height="5.556cm" draw:z-index="1"><draw:image xlink:href="../../网页/【OpenHW12】rainysky陪你一起在zedboard上移植qt+opencv（四）：在zedboard运行QT%20-%20rainysky的博客%20-%20与非博客%20-%20与非网_files/294691.jpg" xlink:type="simple" xlink:show="embed" xlink:actuate="onLoad"/></draw:frame><text:bookmark text:name="294691dimg"/><text:bookmark text:name="imgddiv294691"/></text:p>
      <text:p text:style-name="P38"><text:span text:style-name="T33">图</text:span><text:span text:style-name="T32">3</text:span></text:p>
      <text:p text:style-name="P39">记得一点，当你把这个终端关闭的话，环境变量就会失效，需要重新在设置下环境变量，如果想方便一点的话，可以安装（二）里面设置交叉编译环境一样，设置新的环境变量。</text:p>
      <text:p text:style-name="P37">   <text:span text:style-name="T33">将源码包复制到</text:span><text:span text:style-name="T32">build</text:span><text:span text:style-name="T33">文件夹下面，并且解压。</text:span></text:p>
      <text:p text:style-name="P41"><text:soft-page-break/><draw:frame draw:style-name="fr1" draw:name="图形12" text:anchor-type="as-char" svg:width="17.457cm" svg:height="4.577cm" draw:z-index="2"><draw:image xlink:href="../../网页/【OpenHW12】rainysky陪你一起在zedboard上移植qt+opencv（四）：在zedboard运行QT%20-%20rainysky的博客%20-%20与非博客%20-%20与非网_files/294692.jpg" xlink:type="simple" xlink:show="embed" xlink:actuate="onLoad"/></draw:frame><text:bookmark text:name="294692dimg"/><text:bookmark text:name="imgddiv294692"/></text:p>
      <text:p text:style-name="P38"><text:span text:style-name="T33">图</text:span><text:span text:style-name="T32">4</text:span></text:p>
      <text:p text:style-name="P42"><draw:frame draw:style-name="fr1" draw:name="图形13" text:anchor-type="as-char" svg:width="17.563cm" svg:height="6.244cm" draw:z-index="3"><draw:image xlink:href="../../网页/【OpenHW12】rainysky陪你一起在zedboard上移植qt+opencv（四）：在zedboard运行QT%20-%20rainysky的博客%20-%20与非博客%20-%20与非网_files/294693.jpg" xlink:type="simple" xlink:show="embed" xlink:actuate="onLoad"/></draw:frame><text:bookmark text:name="294693dimg"/><text:bookmark text:name="imgddiv294693"/></text:p>
      <text:p text:style-name="P38"><text:span text:style-name="T33">图</text:span><text:span text:style-name="T32">5</text:span></text:p>
      <text:p text:style-name="P48"><text:span text:style-name="T1"> </text:span><text:span text:style-name="T2">为了能够安装配置</text:span><text:span text:style-name="T5">QT</text:span><text:span text:style-name="T2">，还需要下载一个软件包，</text:span><text:span text:style-name="T5">Qt/Qwt sources archive</text:span><text:span text:style-name="T2">（</text:span><text:span text:style-name="T5">qt_build_src.tar </text:span><text:span text:style-name="T2">见附件），和</text:span><text:span text:style-name="T5">qt</text:span><text:span text:style-name="T2">的源码包一样。复制解压。</text:span><text:span text:style-name="T42"><draw:frame draw:style-name="fr1" draw:name="图形14" text:anchor-type="as-char" svg:width="16.635cm" svg:height="3.651cm" draw:z-index="4"><draw:image xlink:href="../../网页/【OpenHW12】rainysky陪你一起在zedboard上移植qt+opencv（四）：在zedboard运行QT%20-%20rainysky的博客%20-%20与非博客%20-%20与非网_files/294694.jpg" xlink:type="simple" xlink:show="embed" xlink:actuate="onLoad"/></draw:frame></text:span><text:bookmark text:name="294694dimg"/><text:bookmark text:name="imgddiv294694"/><text:span text:style-name="T1"> </text:span></text:p>
      <text:p text:style-name="P43"><text:span text:style-name="T41">图</text:span><text:span text:style-name="T39">6</text:span></text:p>
      <text:p text:style-name="P45">解压出来是四个文件：</text:p>
      <text:list xml:id="list7859278417062588875" text:style-name="L1">
        <text:list-item>
          <text:p text:style-name="P81"><text:span text:style-name="T45">qt-everywhere-opensource-src-4.7.3.tar.gz</text:span> – <text:span text:style-name="T44">Qt source archive</text:span></text:p>
        </text:list-item>
        <text:list-item>
          <text:p text:style-name="P81"><text:span text:style-name="T45">qmake.conf</text:span> – <text:span text:style-name="T44">Qt qmake configuration file</text:span></text:p>
        </text:list-item>
        <text:list-item>
          <text:p text:style-name="P81"><text:span text:style-name="T45">qwt-6.0.1.tar.bz2</text:span> – <text:span text:style-name="T44">Qwt source archive</text:span></text:p>
        </text:list-item>
        <text:list-item>
          <text:p text:style-name="P81"><text:soft-page-break/><text:span text:style-name="T45">qwtconfig.pri</text:span> – <text:span text:style-name="T44">Qwt qmake project include file</text:span></text:p>
        </text:list-item>
      </text:list>
      <text:p text:style-name="P43"><text:span text:style-name="T41">其实我们需要的只是</text:span><text:span text:style-name="T39">qmake.conf </text:span><text:span text:style-name="T41">这一个文件，其他都不需要，（以后你会发现这个文件的更强大的功能，现在先不对这个文件进行修改），</text:span><text:span text:style-name="T39">qt_build_src.tar</text:span><text:span text:style-name="T41">里的</text:span><text:span text:style-name="T39">qmake.conf</text:span><text:span text:style-name="T41">配置文件复制到</text:span><text:span text:style-name="T39">qt-everywhere-opensource-src-4.8.1/mkspecs/qws/linux-arm-gnueabi-g++</text:span><text:span text:style-name="T41">目录下，这个文件用来告知</text:span><text:span text:style-name="T39">QMake</text:span><text:span text:style-name="T41">应该用哪个编译器来编译</text:span><text:span text:style-name="T39">QT</text:span><text:span text:style-name="T41">工程</text:span></text:p>
      <text:p text:style-name="P43"><text:span text:style-name="T41">然后对</text:span><text:span text:style-name="T39">QT</text:span><text:span text:style-name="T41">进行配置，配置文件如下：</text:span></text:p>
      <text:p text:style-name="P46">./configure \</text:p>
      <text:p text:style-name="P43">       <text:span text:style-name="T39">-embedded arm \</text:span></text:p>
      <text:p text:style-name="P43">       <text:span text:style-name="T39">-xplatform qws/linux-arm-gnueabi-g++ \</text:span></text:p>
      <text:p text:style-name="P43">       <text:span text:style-name="T39">-little-endian \</text:span></text:p>
      <text:p text:style-name="P43">       <text:span text:style-name="T39">-opensource \</text:span></text:p>
      <text:p text:style-name="P43">       <text:span text:style-name="T39">-host-little-endian \</text:span></text:p>
      <text:p text:style-name="P43">       <text:span text:style-name="T39">-confirm-license \</text:span></text:p>
      <text:p text:style-name="P43">       <text:span text:style-name="T39">-nomake demos \</text:span></text:p>
      <text:p text:style-name="P43">       <text:span text:style-name="T39">-nomake examples \</text:span></text:p>
      <text:p text:style-name="P43">       <text:span text:style-name="T39">-prefix $ZYNQ_QT_INSTALL</text:span></text:p>
      <text:p text:style-name="P89">整个为：</text:p>
      <text:p text:style-name="P90">./configure -embedded arm -xplatform qws/linux-arm-gnueabi-g++ -little-endian -opensource -host-little-endian -confirm-license -nomake demos -nomake examples -prefix $ZYNQ_QT_INSTALL</text:p>
      <text:p text:style-name="P47">7</text:p>
      <text:p text:style-name="P47"><draw:frame draw:style-name="fr1" draw:name="图形18" text:anchor-type="as-char" svg:width="16.688cm" svg:height="6.087cm" draw:z-index="7"><draw:image xlink:href="../../网页/【OpenHW12】rainysky陪你一起在zedboard上移植qt+opencv（四）：在zedboard运行QT%20-%20rainysky的博客%20-%20与非博客%20-%20与非网_files/294695.jpg" xlink:type="simple" xlink:show="embed" xlink:actuate="onLoad"/></draw:frame></text:p>
      <text:p text:style-name="P43"><text:span text:style-name="T41">其中</text:span><text:bookmark text:name="OLE_LINK11"/><text:span text:style-name="T43">-prefix $ZYNQ_QT_INSTALL</text:span><text:span text:style-name="T41">是告诉系统，安装的路径在哪的</text:span></text:p>
      <text:p text:style-name="P45"><text:soft-page-break/>配置完成后进行编译：</text:p>
      <text:p text:style-name="P46">make</text:p>
      <text:p text:style-name="P43"><text:span text:style-name="T41">编译好了就可以进行安装（安装需要在</text:span><text:span text:style-name="T39">root</text:span><text:span text:style-name="T41">权限下进行，</text:span><text:span text:style-name="T39">rainysky</text:span><text:span text:style-name="T41">进入系统的时候就是</text:span><text:span text:style-name="T39">root</text:span><text:span text:style-name="T41">权限，这样很方便）：</text:span></text:p>
      <text:p text:style-name="P46">make install</text:p>
      <text:p text:style-name="P43"><text:span text:style-name="T41">焦急的等了快半个小时，终于编译完成了。在</text:span><text:span text:style-name="T39">install</text:span><text:span text:style-name="T41">文件夹下面，就是安装的文件：</text:span></text:p>
      <text:p text:style-name="P49"><text:span text:style-name="T1"><text:s text:c="2"/></text:span><text:span text:style-name="T42"><draw:frame draw:style-name="fr1" draw:name="图形16" text:anchor-type="as-char" svg:width="15.24cm" svg:height="3.228cm" draw:z-index="5"><draw:image xlink:href="../../网页/【OpenHW12】rainysky陪你一起在zedboard上移植qt+opencv（四）：在zedboard运行QT%20-%20rainysky的博客%20-%20与非博客%20-%20与非网_files/294696.jpg" xlink:type="simple" xlink:show="embed" xlink:actuate="onLoad"/></draw:frame></text:span><text:bookmark text:name="294696dimg"/><text:bookmark text:name="imgddiv294696"/><text:span text:style-name="T1"> </text:span></text:p>
      <text:p text:style-name="P43"><text:span text:style-name="T41">图</text:span><text:span text:style-name="T39">8</text:span></text:p>
      <text:p text:style-name="P43"><text:span text:style-name="T41">在</text:span><text:span text:style-name="T39">wiki</text:span><text:span text:style-name="T41">百科里面，还讲了编译</text:span><text:span text:style-name="T39">Qwt</text:span><text:span text:style-name="T41">，但我们用不到，也就没有进行编译，感兴趣的可以安装上面的来。</text:span></text:p>
      <text:p text:style-name="P43"><text:span text:style-name="T41">由于</text:span><text:span text:style-name="T39">rainysky</text:span><text:span text:style-name="T41">用的系统是</text:span><text:span text:style-name="T39">SD</text:span><text:span text:style-name="T41">自带的那个精简版的系统，容量比较小，没法直接将编译的文件复制到里面，只能做一个镜像啦。</text:span></text:p>
      <text:p text:style-name="P45">做镜像的方法如下：</text:p>
      <text:p text:style-name="P46">cd $ZYNQ_QT_BUILD</text:p>
      <text:p text:style-name="P46">dd if=/dev/zero of=qt_lib.img bs=1M count=80</text:p>
      <text:p text:style-name="P46">mkfs.ext2 -F qt_lib.img</text:p>
      <text:p text:style-name="P46">chmod go+w qt_lib.img</text:p>
      <text:p text:style-name="P46">mount qt_lib.img -o loop /mnt</text:p>
      <text:p text:style-name="P46">cp -rf $ZYNQ_QT_INSTALL/* /mnt</text:p>
      <text:p text:style-name="P46">chmod go-w qt_lib.img</text:p>
      <text:p text:style-name="P46">umount /mnt</text:p>
      <text:p text:style-name="P43"><text:span text:style-name="T41">解释一个，</text:span><text:span text:style-name="T39">bs=1M count=80</text:span><text:span text:style-name="T41">这句话代表的意思是建的镜像的大小是</text:span><text:span text:style-name="T39">80M</text:span><text:span text:style-name="T41">，所以复制的时候要注意一点啦，不要比这个大。</text:span></text:p>
      <text:p text:style-name="P43">    <text:span text:style-name="T41">此时在</text:span><text:span text:style-name="T39">/opt/zedboard/qt/build </text:span><text:span text:style-name="T41">下面的文件</text:span><text:span text:style-name="T39">qt_lib.img</text:span><text:span text:style-name="T41">就是</text:span><text:span text:style-name="T39">qt</text:span><text:span text:style-name="T41">的库文件啦。</text:span></text:p>
      <text:p text:style-name="P43">  <text:span text:style-name="T41">至此</text:span><text:span text:style-name="T39">qt</text:span><text:span text:style-name="T41">移植成功了。要把</text:span><text:span text:style-name="T39">qt</text:span><text:span text:style-name="T41">的程序在板卡上运行，必须需要一个可执行文件，已我们上一节的</text:span><text:span text:style-name="T39">helloworld</text:span><text:span text:style-name="T41">为例</text:span></text:p>
      <text:p text:style-name="P49"><text:soft-page-break/><draw:frame draw:style-name="fr1" draw:name="图形17" text:anchor-type="as-char" svg:width="16.801cm" svg:height="6.509cm" draw:z-index="8"><draw:image xlink:href="../../网页/【OpenHW12】rainysky陪你一起在zedboard上移植qt+opencv（四）：在zedboard运行QT%20-%20rainysky的博客%20-%20与非博客%20-%20与非网_files/294697.jpg" xlink:type="simple" xlink:show="embed" xlink:actuate="onLoad"/></draw:frame><text:span text:style-name="T1"> </text:span><text:bookmark text:name="294697dimg"/><text:bookmark text:name="imgddiv294697"/><text:span text:style-name="T1"><text:s/></text:span></text:p>
      <text:p text:style-name="P43"><text:span text:style-name="T41">图</text:span><text:span text:style-name="T39">9</text:span></text:p>
      <text:p text:style-name="P45">在上图中的路径下以此输入</text:p>
      <text:p text:style-name="P46">qmake –project</text:p>
      <text:p text:style-name="P46">qmake</text:p>
      <text:p text:style-name="P46">make</text:p>
      <text:p text:style-name="P44"><text:span text:style-name="T41">即可生成可以在</text:span><text:span text:style-name="T39">zedboard</text:span><text:span text:style-name="T41">上运行的</text:span><text:span text:style-name="T39">helloworld</text:span><text:span text:style-name="T41">程序</text:span></text:p>
      <text:p text:style-name="P44"><draw:frame draw:style-name="fr2" draw:name="图形19" text:anchor-type="as-char" svg:width="16.582cm" svg:height="12cm" draw:z-index="10"><draw:image xlink:href="../../网页/【OpenHW12】rainysky陪你一起在zedboard上移植qt+opencv（四）：在zedboard运行QT%20-%20rainysky的博客%20-%20与非博客%20-%20与非网_files/294698.jpg" xlink:type="simple" xlink:show="embed" xlink:actuate="onLoad"/></draw:frame> <text:bookmark text:name="294698dimg"/><text:bookmark text:name="imgddiv294698"/><text:s/></text:p>
      <text:p text:style-name="P43"><text:soft-page-break/><text:span text:style-name="T41">图</text:span><text:span text:style-name="T39">10</text:span></text:p>
      <text:p text:style-name="P43"><text:span text:style-name="T41">可以看到在输入</text:span><text:span text:style-name="T39">qmake</text:span><text:span text:style-name="T41">的时候生成了</text:span><text:span text:style-name="T39">Makefile</text:span><text:span text:style-name="T41">文件。</text:span></text:p>
      <text:p text:style-name="P43"><text:span text:style-name="T41">在</text:span><text:span text:style-name="T40">zedboard</text:span><text:span text:style-name="T41">板卡上运行的时候的命令为 </text:span><text:span text:style-name="T40">./helloworld -qws</text:span></text:p>
      <text:p text:style-name="Text_20_body"><text:line-break/></text:p>
      <text:p text:style-name="P2">1.opencv下载的是2.4.9,在/home/zhu/download下，用cmake进行安装。可以下载一个cmake-gui，然后根据图形界面进行安装。安装步骤清参考另外一篇日志。</text:p>
      <text:p text:style-name="P2">交叉编译opencv。</text:p>
      <text:p text:style-name="P70"><text:span text:style-name="T49">下面是重点，在</text:span><text:span text:style-name="T46">/opt/zedboard/opencv_zed/</text:span><text:span text:style-name="T49">下创建一个</text:span><text:span text:style-name="T46">install</text:span><text:span text:style-name="T49">和</text:span><text:span text:style-name="T46">opencv-lib</text:span><text:span text:style-name="T49">两个文件夹。前者是用来作为</text:span><text:span text:style-name="T46">OpenCV</text:span><text:span text:style-name="T49">移植库的安装目录，后者则是用来安装交叉编译的第三方库。</text:span></text:p>
      <text:p text:style-name="P30"><text:span text:style-name="T34">OpenCV</text:span><text:span text:style-name="T37">交叉编译时各个库的依赖关系</text:span><text:span text:style-name="T34">:</text:span></text:p>
      <text:p text:style-name="P53">OpenCV</text:p>
      <text:p text:style-name="P54">        <text:span text:style-name="T34">|--------zlib                </text:span></text:p>
      <text:p text:style-name="P31">        <text:span text:style-name="T34">|--------jpeg</text:span></text:p>
      <text:p text:style-name="P31">        <text:span text:style-name="T34">|--------libpng</text:span></text:p>
      <text:p text:style-name="P31">                    <text:span text:style-name="T34">|--------zlib </text:span></text:p>
      <text:p text:style-name="P31">        <text:span text:style-name="T34">|--------tiff</text:span></text:p>
      <text:p text:style-name="P31">                    <text:span text:style-name="T34">|--------zlib </text:span></text:p>
      <text:p text:style-name="P31">        <text:span text:style-name="T34">|--------ffmpeg</text:span></text:p>
      <text:p text:style-name="P31">                    <text:span text:style-name="T50">|--------x264</text:span></text:p>
      <text:p text:style-name="P55">                    <text:span text:style-name="T50">|--------xvidcore</text:span></text:p>
      <text:p text:style-name="P55"><text:span text:style-name="T52">其中各个源码包之间的依赖关系还是有一定的讲究的</text:span><text:span text:style-name="T50">,</text:span><text:span text:style-name="T52">否则很容易编译通不过</text:span><text:span text:style-name="T50">,</text:span><text:span text:style-name="T52">这里建议下载较新的稳定版进行交叉编译</text:span><text:span text:style-name="T50">,</text:span><text:span text:style-name="T52">下面列出本人已经成功编译通过的源码包版本</text:span><text:span text:style-name="T50">:</text:span></text:p>
      <text:p text:style-name="P57">ffmpeg-0.10.11</text:p>
      <text:p text:style-name="P57">tiff-4.0.3</text:p>
      <text:p text:style-name="P57">jpeg-8d</text:p>
      <text:p text:style-name="P57">x264-snapshot-20120528-2245-stable</text:p>
      <text:p text:style-name="P57">libpng-1.5.14</text:p>
      <text:p text:style-name="P57">xvidcore-1.3.2</text:p>
      <text:p text:style-name="P57">OpenCV-2.4.3</text:p>
      <text:p text:style-name="P57">zlib-1.2.7</text:p>
      <text:p text:style-name="P60"> </text:p>
      <text:p text:style-name="P59">首先建立一个路径：</text:p>
      <text:p text:style-name="P65"><text:span text:style-name="Strong_20_Emphasis"><text:span text:style-name="T9">export ZYNQ_CV_INSTALL=/opt/zedboard/opencv_zed/opencv-lib</text:span></text:span><text:span text:style-name="T9"> </text:span><text:span text:style-name="T15"> </text:span><text:span text:style-name="T16">#OpenCV</text:span><text:span text:style-name="T17">第三方库交叉编译库的安装路径</text:span></text:p>
      <text:p text:style-name="P60"> </text:p>
      <text:p text:style-name="P56"><text:span text:style-name="T53">依赖库的配置以及注意事项如下</text:span><text:span text:style-name="T51">:</text:span></text:p>
      <text:p text:style-name="P58">zlib-1.2.7</text:p>
      <text:p text:style-name="P65"><text:span text:style-name="Strong_20_Emphasis"><text:span text:style-name="T9">export CC=arm-xilinx-linux-gnueabi-gcc</text:span></text:span></text:p>
      <text:p text:style-name="P65"><text:span text:style-name="Strong_20_Emphasis"><text:span text:style-name="T9">./configure --prefix=$ZYNQ_CV_INSTALL --shared</text:span></text:span></text:p>
      <text:p text:style-name="P65"><text:soft-page-break/><text:span text:style-name="Strong_20_Emphasis"><text:span text:style-name="T9">make</text:span></text:span></text:p>
      <text:p text:style-name="P65"><text:span text:style-name="Strong_20_Emphasis"><text:span text:style-name="T9">make install</text:span></text:span></text:p>
      <text:p text:style-name="P62"><text:span text:style-name="T53">注意</text:span><text:span text:style-name="T51">:</text:span><text:span text:style-name="T53">这里需要事先声明</text:span><text:span text:style-name="T51">CC</text:span><text:span text:style-name="T53">变量</text:span><text:span text:style-name="T51">,zlib</text:span><text:span text:style-name="T53">中没有配置</text:span><text:span text:style-name="T51">--host</text:span><text:span text:style-name="T53">之类的选项，第一步的时候可能会报出一个错误，如下图，这个没有关系，我们可以继续进行。</text:span></text:p>
      <text:p text:style-name="P60"><draw:frame draw:style-name="fr1" draw:name="图形20" text:anchor-type="as-char" svg:width="13.229cm" svg:height="1.826cm" draw:z-index="11"><draw:image xlink:href="../../网页/3、Opencv2.4.3+ffmpeg的PC安装和移植教程【参赛手记】%20来自%20beiyangguangdian的博客-与非网博客_files/1394019002_f1165873.jpg" xlink:type="simple" xlink:show="embed" xlink:actuate="onLoad"/></draw:frame></text:p>
      <text:p text:style-name="P58">jpeg-8d</text:p>
      <text:p text:style-name="P65"><text:span text:style-name="Strong_20_Emphasis"><text:span text:style-name="T9">./configure --prefix=$ZYNQ_CV_INSTALL --host=arm-xilinx-linux-gnueabi --enable-shared</text:span></text:span></text:p>
      <text:p text:style-name="P65"><text:span text:style-name="Strong_20_Emphasis"><text:span text:style-name="T9">make</text:span></text:span></text:p>
      <text:p text:style-name="P65"><text:span text:style-name="Strong_20_Emphasis"><text:span text:style-name="T9">make install</text:span></text:span></text:p>
      <text:p text:style-name="P56"/>
      <text:p text:style-name="P58">libpng 1.5.14</text:p>
      <text:p text:style-name="P65"><text:span text:style-name="Strong_20_Emphasis"><text:span text:style-name="T9">./configure --prefix=$ZYNQ_CV_INSTALL --host=arm-xilinx-linux-gnueabi --enable-arm-neon --enable-shared --with-pkgconfigdir=$ZYNQ_CV_INSTALL/lib/pkgconfig LDFLAGS=-L$ZYNQ_CV_INSTALL/lib CPPFLAGS=-I$ZYNQ_CV_INSTALL/include</text:span></text:span></text:p>
      <text:p text:style-name="P65"><text:span text:style-name="Strong_20_Emphasis"><text:span text:style-name="T9">make</text:span></text:span></text:p>
      <text:p text:style-name="P65"><text:span text:style-name="Strong_20_Emphasis"><text:span text:style-name="T9">make install</text:span></text:span></text:p>
      <text:p text:style-name="P62"><text:span text:style-name="T53">注意</text:span><text:span text:style-name="T51">:libpng</text:span><text:span text:style-name="T53">编译过程中可能会用到</text:span><text:span text:style-name="T51">zlib</text:span><text:span text:style-name="T53">之类的库</text:span><text:span text:style-name="T51">,</text:span><text:span text:style-name="T53">因此我们需要添加额外的</text:span><text:span text:style-name="T51">LDFLAGS</text:span><text:span text:style-name="T53">和</text:span><text:span text:style-name="T51">CFLAGS</text:span><text:span text:style-name="T53">变量</text:span><text:span text:style-name="T51">,</text:span><text:span text:style-name="T53">更多的信息可以通过</text:span><text:span text:style-name="T51">./configure --help</text:span><text:span text:style-name="T53">进行参考</text:span></text:p>
      <text:p text:style-name="P61"/>
      <text:p text:style-name="P58">x264-snapshot-20120528-2245-stable</text:p>
      <text:p text:style-name="P66"><text:span text:style-name="Strong_20_Emphasis"><text:span text:style-name="T9">./configure --host=arm-linux --cross-prefix=arm-xilinx-linux-gnueabi- --enable-shared </text:span></text:span></text:p>
      <text:p text:style-name="P66"><text:span text:style-name="Strong_20_Emphasis"><text:span text:style-name="T9">-</text:span></text:span><text:span text:style-name="T10">disable-asm </text:span><text:span text:style-name="Strong_20_Emphasis"><text:span text:style-name="T9">--prefix=$ZYNQ_CV_INSTALL</text:span></text:span></text:p>
      <text:p text:style-name="P65"><text:span text:style-name="Strong_20_Emphasis"><text:span text:style-name="T9">make</text:span></text:span></text:p>
      <text:p text:style-name="P65"><text:span text:style-name="Strong_20_Emphasis"><text:span text:style-name="T9">make install</text:span></text:span></text:p>
      <text:p text:style-name="P56"/>
      <text:p text:style-name="P58">xvidcore-1.3.2</text:p>
      <text:p text:style-name="P65"><text:span text:style-name="Strong_20_Emphasis"><text:span text:style-name="T9">cd build/generic</text:span></text:span></text:p>
      <text:p text:style-name="P65"><text:span text:style-name="Strong_20_Emphasis"><text:span text:style-name="T9">./configure --prefix=$ZYNQ_CV_INSTALL --host=arm-xilinx-linux-gnueabi  --disable-assembly</text:span></text:span></text:p>
      <text:p text:style-name="P65"><text:span text:style-name="Strong_20_Emphasis"><text:span text:style-name="T9">make</text:span></text:span></text:p>
      <text:p text:style-name="P65"><text:span text:style-name="Strong_20_Emphasis"><text:span text:style-name="T9">make install</text:span></text:span></text:p>
      <text:p text:style-name="P62"><text:span text:style-name="T53">注意</text:span><text:span text:style-name="T51">:xvidcore</text:span><text:span text:style-name="T53">的编译中可能会调用</text:span><text:span text:style-name="T51">arm</text:span><text:span text:style-name="T53">指令集</text:span><text:span text:style-name="T51">,</text:span><text:span text:style-name="T53">但是在</text:span><text:span text:style-name="T51">ZEDBoard</text:span><text:span text:style-name="T53">上的</text:span><text:span text:style-name="T51">ARM v7</text:span><text:span text:style-name="T53">指令集的</text:span><text:span text:style-name="T51">CortexA9</text:span><text:span text:style-name="T53">核心只能支持</text:span><text:span text:style-name="T51">Thumb/Thumb2,</text:span><text:span text:style-name="T53">因此这里需要禁用汇编选项</text:span><text:span text:style-name="T51">--disable-assembly</text:span></text:p>
      <text:p text:style-name="P60"/>
      <text:p text:style-name="P58">tiff-4.0.3</text:p>
      <text:p text:style-name="P65"><text:span text:style-name="Strong_20_Emphasis"><text:span text:style-name="T9">./configure --prefix=$ZYNQ_CV_INSTALL --host=arm-xilinx-linux-gnueabi --enable-shared LDFLAGS=-L$ZYNQ_CV_INSTALL/lib CFLAGS=-I$ZYNQ_CV_INSTALL/include</text:span></text:span></text:p>
      <text:p text:style-name="P65"><text:span text:style-name="Strong_20_Emphasis"><text:span text:style-name="T9">make</text:span></text:span></text:p>
      <text:p text:style-name="P65"><text:soft-page-break/><text:span text:style-name="Strong_20_Emphasis"><text:span text:style-name="T9">make install</text:span></text:span></text:p>
      <text:p text:style-name="P62"><text:span text:style-name="T53">注意</text:span><text:span text:style-name="T51">:tiff</text:span><text:span text:style-name="T53">编译过程中可能会用到</text:span><text:span text:style-name="T51">zlib</text:span><text:span text:style-name="T53">之类的库</text:span><text:span text:style-name="T51">,</text:span><text:span text:style-name="T53">因此我们需要添加额外的</text:span><text:span text:style-name="T51">LDFLAGS</text:span><text:span text:style-name="T53">和</text:span><text:span text:style-name="T51">CFLAGS</text:span><text:span text:style-name="T53">变量</text:span><text:span text:style-name="T51">,</text:span><text:span text:style-name="T53">更多的信息可以通过</text:span><text:span text:style-name="T51">./configure --help</text:span><text:span text:style-name="T53">进行参考</text:span></text:p>
      <text:p text:style-name="P64"/>
      <text:p text:style-name="P56"><text:span text:style-name="T51">ffmpeg-0.10.3 //</text:span><text:span text:style-name="T53">注意，这里一定要选</text:span><text:span text:style-name="T51">ffmpeg-0.X</text:span><text:span text:style-name="T53">的版本，</text:span><text:span text:style-name="T51">1,2</text:span><text:span text:style-name="T53">版本虽然新，但是会生成一个</text:span><text:span text:style-name="T51">time.h</text:span><text:span text:style-name="T53">文件，与</text:span><text:span text:style-name="T51">Linux</text:span><text:span text:style-name="T53">系统内的</text:span><text:span text:style-name="T51">time.h</text:span><text:span text:style-name="T53">会冲突，导致在交叉编译的时候出错</text:span></text:p>
      <text:p text:style-name="P65"><text:span text:style-name="Strong_20_Emphasis"><text:span text:style-name="T9">./configure --prefix=$ZYNQ_CV_INSTALL –enable-shared</text:span></text:span><text:span text:style-name="Strong_20_Emphasis"><text:span text:style-name="T11"> </text:span></text:span><text:span text:style-name="Strong_20_Emphasis"><text:span text:style-name="T9">--disable-static --enable-gpl --enable-cross-compile --arch=arm --disable-stripping --target-os=linux --enable-libx264 --enable-libxvid --cc=arm-xilinx-linux-gnueabi-gcc --enable-swscale --extra-cflags=-I$ZYNQ_CV_INSTALL/include --extra-ldflags=-L$ZYNQ_CV_INSTALL/lib --disable-asm</text:span></text:span></text:p>
      <text:p text:style-name="P65"><text:span text:style-name="Strong_20_Emphasis"><text:span text:style-name="T9">make</text:span></text:span></text:p>
      <text:p text:style-name="P65"><text:span text:style-name="Strong_20_Emphasis"><text:span text:style-name="T9">make install</text:span></text:span></text:p>
      <text:p text:style-name="P60"><text:span text:style-name="T55">注 意</text:span><text:span text:style-name="T54">:ffmpeg</text:span><text:span text:style-name="T55">编译过程中可能会用到</text:span><text:span text:style-name="T54">x264,xvid,zlib</text:span><text:span text:style-name="T55">等之类的库</text:span><text:span text:style-name="T54">,</text:span><text:span text:style-name="T55">因此我们需要添加额外的</text:span><text:span text:style-name="T54">LDFLAGS</text:span><text:span text:style-name="T55">和</text:span><text:span text:style-name="T54">CFLAGS</text:span><text:span text:style-name="T55">变量</text:span><text:span text:style-name="T54">,</text:span><text:span text:style-name="T55">更多的信息可 以通过</text:span><text:span text:style-name="T54">./configure –help</text:span><text:span text:style-name="T55">进行参考</text:span><text:span text:style-name="T54">,</text:span><text:span text:style-name="T55">另外这里的—</text:span><text:span text:style-name="T54">disable-asm</text:span><text:span text:style-name="T55">与</text:span><text:span text:style-name="T54">xvidcore</text:span><text:span text:style-name="T55">中的—</text:span><text:span text:style-name="T54">disable-assembly</text:span><text:span text:style-name="T55">的作用是一样的</text:span><text:span text:style-name="T54">,</text:span><text:span text:style-name="T55">否则也是不能编译通过的</text:span></text:p>
      <text:p text:style-name="P63"/>
      <text:p text:style-name="P63">编译第三方库的时候要把第三方的库全部放在arm-xilinx-linux-gnueabi/libc/usr/lib中，否则编译opencv带第三方库不能通过。</text:p>
      <text:p text:style-name="P63"/>
      <text:p text:style-name="P51"><text:span text:style-name="T56">至此，第三方库已经都安装在了</text:span><text:span text:style-name="T57">opencv-lib</text:span><text:span text:style-name="T56">文件夹下。下面进行</text:span><text:span text:style-name="T57">Opencv</text:span><text:span text:style-name="T56">的交叉移植过程。将</text:span><text:span text:style-name="T57">OpenCV2.4.3</text:span><text:span text:style-name="T56">解压到</text:span><text:span text:style-name="T57">opencv-zed/</text:span><text:span text:style-name="T56">下，</text:span><text:span text:style-name="T58">进入源码目录再新建一个</text:span><text:span text:style-name="T59">build</text:span><text:span text:style-name="T58">文件夹并进入</text:span><text:span text:style-name="T59">build</text:span><text:span text:style-name="T58">文件夹目录</text:span><text:span text:style-name="T59">:</text:span></text:p>
      <text:p text:style-name="P50"><text:span text:style-name="Strong_20_Emphasis"><text:span text:style-name="T9">cd OpenCV-2.4.3</text:span></text:span></text:p>
      <text:p text:style-name="P73"><text:span text:style-name="Strong_20_Emphasis"><text:span text:style-name="T9">mkdir</text:span></text:span><text:span text:style-name="Strong_20_Emphasis"><text:span text:style-name="T12"> </text:span></text:span><text:span text:style-name="Strong_20_Emphasis"><text:span text:style-name="T9">build</text:span></text:span></text:p>
      <text:p text:style-name="P72"><text:span text:style-name="Strong_20_Emphasis"><text:span text:style-name="T9">cd build</text:span></text:span></text:p>
      <text:p text:style-name="P30"><text:span text:style-name="T37">在当前目录下新建</text:span><text:span text:style-name="T34">toolchain.cmake</text:span><text:span text:style-name="T37">文档</text:span><text:span text:style-name="T34">,</text:span><text:span text:style-name="T37">内容如下</text:span><text:span text:style-name="T34">:</text:span></text:p>
      <text:p text:style-name="P52"><text:span text:style-name="Strong_20_Emphasis"><text:span text:style-name="T12">###########user defined#############</text:span></text:span></text:p>
      <text:p text:style-name="P52"><text:span text:style-name="Strong_20_Emphasis"><text:span text:style-name="T12">set( CMAKE_SYSTEM_NAME Linux )</text:span></text:span></text:p>
      <text:p text:style-name="P52"><text:span text:style-name="Strong_20_Emphasis"><text:span text:style-name="T12">set( CMAKE_SYSTEM_PROCESSOR arm )</text:span></text:span></text:p>
      <text:p text:style-name="P52"><text:span text:style-name="Strong_20_Emphasis"><text:span text:style-name="T12">set( CMAKE_C_COMPILER arm-xilinx-linux-gnueabi-gcc )</text:span></text:span></text:p>
      <text:p text:style-name="P52"><text:span text:style-name="Strong_20_Emphasis"><text:span text:style-name="T12">set( CMAKE_CXX_COMPILER arm-xilinx-linux-gnueabi-g++ )</text:span></text:span></text:p>
      <text:p text:style-name="P52"><text:span text:style-name="Strong_20_Emphasis"><text:span text:style-name="T12">###########user defined#############</text:span></text:span></text:p>
      <text:p text:style-name="P52"><text:span text:style-name="Strong_20_Emphasis"><text:span text:style-name="T12">set( CMAKE_FIND_ROOT_PATH "/opt/zedboard/opencv_zed/opencv-lib" )</text:span></text:span></text:p>
      <text:p text:style-name="P52"><text:span text:style-name="Strong_20_Emphasis"><text:span text:style-name="T12">set( CMAKE_FIND_ROOT_PATH_MODE_PROGRAM NEVER )</text:span></text:span></text:p>
      <text:p text:style-name="P52"><text:span text:style-name="Strong_20_Emphasis"><text:span text:style-name="T12">set( CMAKE_FIND_ROOT_PATH_MODE_LIBRARY ONLY )</text:span></text:span></text:p>
      <text:p text:style-name="P52"><text:span text:style-name="Strong_20_Emphasis"><text:span text:style-name="T12">set( CMAKE_FIND_ROOT_PATH_MODE_INCLUDE ONLY )</text:span></text:span></text:p>
      <text:p text:style-name="P52"><text:span text:style-name="Strong_20_Emphasis"><text:span text:style-name="T12">######################################</text:span></text:span></text:p>
      <text:p text:style-name="P32"><text:span text:style-name="T38">注意</text:span><text:span text:style-name="T36">:</text:span><text:span text:style-name="T38">最后的四行是用于交叉编译情况下依赖库查找路径以及查找模式的</text:span><text:span text:style-name="T36">,</text:span><text:span text:style-name="T38">它对于</text:span><text:span text:style-name="T36">cmake</text:span><text:span text:style-name="T38">能否找到依赖库来说非常重要</text:span></text:p>
      <text:p text:style-name="P29"><text:span text:style-name="T62">下面就是重点了，我们需要将我一开始说的</text:span><text:span text:style-name="T61">videodev.h</text:span><text:span text:style-name="T62">这个文件拷贝到交叉编译器相应的目录下：</text:span></text:p>
      <text:p text:style-name="P35"><text:span text:style-name="Strong_20_Emphasis"><text:span text:style-name="T9">cp /usr/include/linux/videodev.h /root/CodeSourcery/Sourcery_CodeBench_Lite_for_Xilinx_GNU_Linux/arm-xilinx-linux-gnueabi/libc/usr/include/linux/</text:span></text:span></text:p>
      <text:p text:style-name="P60"><text:span text:style-name="T52">这样一来，在后面的编译过程中就能够找到</text:span><text:span text:style-name="T50">videodev.h</text:span><text:span text:style-name="T52">这个文件了。</text:span><text:span text:style-name="T58">然后进行</text:span><text:span text:style-name="T60">cmake</text:span><text:span text:style-name="T58">的配置</text:span><text:span text:style-name="T60">:</text:span></text:p>
      <text:p text:style-name="P36"><text:soft-page-break/><text:span text:style-name="Strong_20_Emphasis"><text:span text:style-name="T14">cmake -DCMAKE_TOOLCHAIN_FILE=toolchain.cmake ../</text:span></text:span></text:p>
      <text:p text:style-name="P36"><text:span text:style-name="Strong_20_Emphasis"><text:span text:style-name="T12">cmake-gui</text:span></text:span></text:p>
      <text:p text:style-name="P33"><text:span text:style-name="T37">跟在</text:span><text:span text:style-name="T34">PC</text:span><text:span text:style-name="T37">上一样进行配置，这里需要修改</text:span><text:span text:style-name="T34">PREFIX</text:span><text:span text:style-name="T37">对应的安装路径，我选择是</text:span><text:span text:style-name="T34">/opt/zedboard/opencv_zed/install</text:span><text:span text:style-name="T37">，然后再选择需要添加的库，如下图：</text:span></text:p>
      <text:p text:style-name="P34"><draw:frame draw:style-name="fr1" draw:name="图形21" text:anchor-type="as-char" svg:width="11.589cm" svg:height="10.583cm" draw:z-index="9"><draw:image xlink:href="../../网页/3、Opencv2.4.3+ffmpeg的PC安装和移植教程【参赛手记】%20来自%20beiyangguangdian的博客-与非网博客_files/1394019801_b7b48494.jpg" xlink:type="simple" xlink:show="embed" xlink:actuate="onLoad"/></draw:frame></text:p>
      <text:p text:style-name="P63"/>
      <text:p text:style-name="P51"><text:span text:style-name="T56">点击</text:span><text:span text:style-name="T57">Configure</text:span><text:span text:style-name="T56">，下面会打出各种信息，我把我的信息帖在下面，各位可以比对一下是不是哪个地方还有错误“</text:span></text:p>
      <text:p text:style-name="P14"> </text:p>
      <text:p text:style-name="P15">Detected version of GNU GCC: 46 (406)</text:p>
      <text:p text:style-name="P4">Could NOT find Jasper  (missing:  JASPER_LIBRARY JASPER_INCLUDE_DIR)</text:p>
      <text:p text:style-name="P4">checking for module 'libv4l1'</text:p>
      <text:p text:style-name="P5">  <text:span text:style-name="T50">package 'libv4l1' not found</text:span></text:p>
      <text:p text:style-name="P6">Looking for linux/videodev.h</text:p>
      <text:p text:style-name="P6">Looking for linux/videodev.h - found</text:p>
      <text:p text:style-name="P6">Looking for linux/videodev2.h</text:p>
      <text:p text:style-name="P6">Looking for linux/videodev2.h - found</text:p>
      <text:p text:style-name="P4">checking for module 'libavcodec'</text:p>
      <text:p text:style-name="P5">  <text:span text:style-name="T50">package 'libavcodec' not found</text:span></text:p>
      <text:p text:style-name="P4">checking for module 'libavformat'</text:p>
      <text:p text:style-name="P5">  <text:span text:style-name="T50">package 'libavformat' not found</text:span></text:p>
      <text:p text:style-name="P4">checking for module 'libavutil'</text:p>
      <text:p text:style-name="P5">  <text:span text:style-name="T50">package 'libavutil' not found</text:span></text:p>
      <text:p text:style-name="P4">checking for module 'libswscale'</text:p>
      <text:p text:style-name="P5">  <text:span text:style-name="T50">package 'libswscale' not found</text:span></text:p>
      <text:p text:style-name="P4"><text:soft-page-break/>Looking for libavformat/avformat.h</text:p>
      <text:p text:style-name="P4">Looking for libavformat/avformat.h - found</text:p>
      <text:p text:style-name="P4">Looking for ffmpeg/avformat.h</text:p>
      <text:p text:style-name="P4">Looking for ffmpeg/avformat.h - not found</text:p>
      <text:p text:style-name="P4">Could NOT find PythonLibs  (missing:  PYTHON_LIBRARIES PYTHON_INCLUDE_PATH)</text:p>
      <text:p text:style-name="P10"/>
      <text:p text:style-name="P4">General configuration for OpenCV 2.4.3 =====================================</text:p>
      <text:p text:style-name="P10"/>
      <text:p text:style-name="P5">  <text:span text:style-name="T50">Platform:</text:span></text:p>
      <text:p text:style-name="P5">    <text:span text:style-name="T50">Host:                        Linux 2.6.32-431.el6.i686 i686</text:span></text:p>
      <text:p text:style-name="P5">    <text:span text:style-name="T50">Target:                      Linux arm</text:span></text:p>
      <text:p text:style-name="P5">    <text:span text:style-name="T50">CMake:                       2.6.4</text:span></text:p>
      <text:p text:style-name="P5">    <text:span text:style-name="T50">CMake generator:             Unix Makefiles</text:span></text:p>
      <text:p text:style-name="P5">    <text:span text:style-name="T50">CMake build tool:            /usr/bin/gmake</text:span></text:p>
      <text:p text:style-name="P5">    <text:span text:style-name="T50">Configuration:               Release</text:span></text:p>
      <text:p text:style-name="P10"/>
      <text:p text:style-name="P5">  <text:span text:style-name="T50">C/C++:</text:span></text:p>
      <text:p text:style-name="P5">    <text:span text:style-name="T50">Built as dynamic libs?:      YES</text:span></text:p>
      <text:p text:style-name="P5">    <text:span text:style-name="T50">C++ Compiler:                /root/CodeSourcery/Sourcery_CodeBench_Lite_for_Xilinx_GNU_Linux/bin/arm-xilinx-linux-gnueabi-g++  (ver 4.6.1)</text:span></text:p>
      <text:p text:style-name="P5">    <text:span text:style-name="T50">C++ flags (Release):         -W -Wall -Werror=return-type -Werror=address -Werror=sequence-point -Wformat -Werror=format-security -Wmissing-declarations -Wundef -Winit-self -Wpointer-arith -Wshadow -Wsign-promo -fdiagnostics-show-option -pthread -fomit-frame-pointer -ffunction-sections -O3 -DNDEBUG  -DNDEBUG</text:span></text:p>
      <text:p text:style-name="P5">    <text:span text:style-name="T50">C++ flags (Debug):           -W -Wall -Werror=return-type -Werror=address -Werror=sequence-point -Wformat -Werror=format-security -Wmissing-declarations -Wundef -Winit-self -Wpointer-arith -Wshadow -Wsign-promo -fdiagnostics-show-option -pthread -fomit-frame-pointer -ffunction-sections -g  -O0 -DDEBUG -D_DEBUG -ggdb3</text:span></text:p>
      <text:p text:style-name="P5">    <text:span text:style-name="T50">C Compiler:                  /root/CodeSourcery/Sourcery_CodeBench_Lite_for_Xilinx_GNU_Linux/bin/arm-xilinx-linux-gnueabi-gcc</text:span></text:p>
      <text:p text:style-name="P5">    <text:span text:style-name="T50">C flags (Release):           -W -Wall -Werror=return-type -Werror=address -Werror=sequence-point -Wformat -Werror=format-security -Wmissing-declarations -Wmissing-prototypes -Wstrict-prototypes -Wundef -Winit-self -Wpointer-arith -Wshadow -fdiagnostics-show-option -pthread -fomit-frame-pointer -ffunction-sections -O3 -DNDEBUG  -DNDEBUG</text:span></text:p>
      <text:p text:style-name="P5">    <text:span text:style-name="T50">C flags (Debug):             -W -Wall -Werror=return-type -Werror=address -Werror=sequence-point -Wformat -Werror=format-security -Wmissing-declarations -Wmissing-prototypes -Wstrict-prototypes </text:span><text:soft-page-break/><text:span text:style-name="T50">-Wundef -Winit-self -Wpointer-arith -Wshadow -fdiagnostics-show-option -pthread -fomit-frame-pointer -ffunction-sections -g  -O0 -DDEBUG -D_DEBUG -ggdb3</text:span></text:p>
      <text:p text:style-name="P5">    <text:span text:style-name="T50">Linker flags (Release):</text:span></text:p>
      <text:p text:style-name="P5">    <text:span text:style-name="T50">Linker flags (Debug):</text:span></text:p>
      <text:p text:style-name="P5">    <text:span text:style-name="T50">Precompiled headers:         YES</text:span></text:p>
      <text:p text:style-name="P10"/>
      <text:p text:style-name="P5">  <text:span text:style-name="T50">OpenCV modules:</text:span></text:p>
      <text:p text:style-name="P5">    <text:span text:style-name="T50">To be built:                 core imgproc flann highgui features2d calib3d ml video objdetect contrib nonfree photo legacy gpu stitching ts videostab</text:span></text:p>
      <text:p text:style-name="P5">    <text:span text:style-name="T50">Disabled:                    world</text:span></text:p>
      <text:p text:style-name="P5">    <text:span text:style-name="T50">Disabled by dependency:      -</text:span></text:p>
      <text:p text:style-name="P5">    <text:span text:style-name="T50">Unavailable:                 androidcamera java ocl python</text:span></text:p>
      <text:p text:style-name="P10"/>
      <text:p text:style-name="P5">  <text:span text:style-name="T50">GUI: </text:span></text:p>
      <text:p text:style-name="P5">    <text:span text:style-name="T50">QT 4.x:                      NO</text:span></text:p>
      <text:p text:style-name="P5">    <text:span text:style-name="T50">GTK+ 2.x:                    NO</text:span></text:p>
      <text:p text:style-name="P5">    <text:span text:style-name="T50">GThread :                    NO</text:span></text:p>
      <text:p text:style-name="P5">    <text:span text:style-name="T50">GtkGlExt:                    NO</text:span></text:p>
      <text:p text:style-name="P5">    <text:span text:style-name="T50">OpenGL support:              NO</text:span></text:p>
      <text:p text:style-name="P10"/>
      <text:p text:style-name="P7">  <text:span text:style-name="T50">Media I/O: </text:span></text:p>
      <text:p text:style-name="P7">    <text:span text:style-name="T50">ZLib:                        /opt/zedboard/opencv_zed/opencv-lib/lib/libz.so (ver 1.2.7)</text:span></text:p>
      <text:p text:style-name="P7">    <text:span text:style-name="T50">JPEG:                        /opt/zedboard/opencv_zed/opencv-lib/lib/libjpeg.so (ver 80)</text:span></text:p>
      <text:p text:style-name="P7">    <text:span text:style-name="T50">PNG:                         /opt/zedboard/opencv_zed/opencv-lib/lib/libpng.so (ver 1.5.14)</text:span></text:p>
      <text:p text:style-name="P7">    <text:span text:style-name="T50">TIFF:                        /opt/zedboard/opencv_zed/opencv-lib/lib/libtiff.so (ver 42 - 4.0.3)</text:span></text:p>
      <text:p text:style-name="P7">    <text:span text:style-name="T50">JPEG 2000:                   build (ver 1.900.1)</text:span></text:p>
      <text:p text:style-name="P7">    <text:span text:style-name="T50">OpenEXR:                     build (ver 1.7.1)</text:span></text:p>
      <text:p text:style-name="P10"/>
      <text:p text:style-name="P5">  <text:span text:style-name="T50">Video I/O:</text:span></text:p>
      <text:p text:style-name="P5">    <text:span text:style-name="T50">DC1394 1.x:                  NO</text:span></text:p>
      <text:p text:style-name="P5">    <text:span text:style-name="T50">DC1394 2.x:                  NO</text:span></text:p>
      <text:p text:style-name="P5">    <text:span text:style-name="T50">FFMPEG:                      NO</text:span></text:p>
      <text:p text:style-name="P5">      <text:span text:style-name="T50">codec:                     NO</text:span></text:p>
      <text:p text:style-name="P5">      <text:span text:style-name="T50">format:                    NO</text:span></text:p>
      <text:p text:style-name="P5">      <text:span text:style-name="T50">util:                      NO</text:span></text:p>
      <text:p text:style-name="P5">      <text:span text:style-name="T50">swscale:                   NO</text:span></text:p>
      <text:p text:style-name="P5">      <text:span text:style-name="T50">gentoo-style:              YES</text:span></text:p>
      <text:p text:style-name="P5">    <text:span text:style-name="T50">GStreamer:                   NO</text:span></text:p>
      <text:p text:style-name="P5"><text:soft-page-break/>    <text:span text:style-name="T50">OpenNI:                      NO</text:span></text:p>
      <text:p text:style-name="P5">    <text:span text:style-name="T50">OpenNI PrimeSensor Modules:  NO</text:span></text:p>
      <text:p text:style-name="P5">    <text:span text:style-name="T50">PvAPI:                       NO</text:span></text:p>
      <text:p text:style-name="P5">    <text:span text:style-name="T50">GigEVisionSDK:               NO</text:span></text:p>
      <text:p text:style-name="P5">    <text:span text:style-name="T50">UniCap:                      NO</text:span></text:p>
      <text:p text:style-name="P5">    <text:span text:style-name="T50">UniCap ucil:                 NO</text:span></text:p>
      <text:p text:style-name="P7">    <text:span text:style-name="T50">V4L/V4L2:                    YES/YES</text:span></text:p>
      <text:p text:style-name="P5">    <text:span text:style-name="T50">XIMEA:                       NO</text:span></text:p>
      <text:p text:style-name="P5">    <text:span text:style-name="T50">Xine:                        NO</text:span></text:p>
      <text:p text:style-name="P10"/>
      <text:p text:style-name="P5">  <text:span text:style-name="T50">Other third-party libraries:</text:span></text:p>
      <text:p text:style-name="P5">    <text:span text:style-name="T50">Use TBB:                     NO</text:span></text:p>
      <text:p text:style-name="P5">    <text:span text:style-name="T50">Use OpenCL:                  NO</text:span></text:p>
      <text:p text:style-name="P5">    <text:span text:style-name="T50">Use Eigen:                   NO</text:span></text:p>
      <text:p text:style-name="P10"/>
      <text:p text:style-name="P5">  <text:span text:style-name="T50">Python:</text:span></text:p>
      <text:p text:style-name="P5">    <text:span text:style-name="T50">Interpreter:                 /usr/bin/python2.6 (ver 2.6.6)</text:span></text:p>
      <text:p text:style-name="P10"/>
      <text:p text:style-name="P5">  <text:span text:style-name="T50">Documentation:</text:span></text:p>
      <text:p text:style-name="P5">    <text:span text:style-name="T50">Build Documentation:         NO</text:span></text:p>
      <text:p text:style-name="P5">    <text:span text:style-name="T50">Sphinx:                      NO</text:span></text:p>
      <text:p text:style-name="P5">    <text:span text:style-name="T50">PdfLaTeX compiler:           NO</text:span></text:p>
      <text:p text:style-name="P10"/>
      <text:p text:style-name="P5">  <text:span text:style-name="T50">Tests and samples:</text:span></text:p>
      <text:p text:style-name="P5">    <text:span text:style-name="T50">Tests:                       YES</text:span></text:p>
      <text:p text:style-name="P5">    <text:span text:style-name="T50">Performance tests:           YES</text:span></text:p>
      <text:p text:style-name="P5">    <text:span text:style-name="T50">Examples:                    NO</text:span></text:p>
      <text:p text:style-name="P10"/>
      <text:p text:style-name="P5">  <text:span text:style-name="T50">Install path:                  /opt/zedboard/opencv_zed/install</text:span></text:p>
      <text:p text:style-name="P10"/>
      <text:p text:style-name="P5">  <text:span text:style-name="T50">cvconfig.h is in:              /opt/zedboard/opencv_zed/OpenCV-2.4.3/build</text:span></text:p>
      <text:p text:style-name="P4">-----------------------------------------------------------------</text:p>
      <text:p text:style-name="P10"/>
      <text:p text:style-name="P4">Configuring done</text:p>
      <text:p text:style-name="P8"> </text:p>
      <text:p text:style-name="P8"><text:span text:style-name="T49">我红的标注的地方是特别需要校对的，如果</text:span><text:span text:style-name="T46">V4l1/V4l2</text:span><text:span text:style-name="T49">对应的是</text:span><text:span text:style-name="T46">NO/YES</text:span><text:span text:style-name="T49">，那说明</text:span><text:span text:style-name="T46">Viedodev.h</text:span><text:span text:style-name="T49">这个文件没找到。点击</text:span><text:span text:style-name="T46">Generate</text:span><text:span text:style-name="T49">。然后关闭对话框。</text:span></text:p>
      <text:p text:style-name="P8"> </text:p>
      <text:p text:style-name="P11"><text:span text:style-name="Strong_20_Emphasis"><text:span text:style-name="T18">make在make的时候，可能找不到ffmpeg的库，我没管它，直接在cmake-gui上把with-ffmpeg去</text:span></text:span><text:soft-page-break/><text:span text:style-name="Strong_20_Emphasis"><text:span text:style-name="T18">掉了。</text:span></text:span></text:p>
      <text:p text:style-name="P11"><text:span text:style-name="Strong_20_Emphasis"><text:span text:style-name="T18">make install。</text:span></text:span></text:p>
      <text:p text:style-name="P11"><text:span text:style-name="Strong_20_Emphasis"><text:span text:style-name="T18"/></text:span></text:p>
      <text:p text:style-name="P11"><text:span text:style-name="Strong_20_Emphasis"><text:span text:style-name="T18"/></text:span></text:p>
      <text:p text:style-name="P13">2.Cpp编译命令：g++ `pkg-config --cflags --libs opencv` test_cv1.cpp -o test_cv1 </text:p>
      <text:p text:style-name="P13">3.opencv不能播放视频的问题是缺少解码器，下载ffmpeg一个安装即可</text:p>
      <text:p text:style-name="P75"><text:span text:style-name="Strong_20_Emphasis"><text:span text:style-name="T18">4.</text:span></text:span><text:span text:style-name="Strong_20_Emphasis"><text:span text:style-name="T19">arm-xilinx-linux-gnueabi-g++ -I /home/zhu/downloads/qt_opencv/opencv/install/include/opencv -I /home/zhu/downloads/qt_opencv/opencv/install/include -L /home/zhu/downloads/qt_opencv/opencv/install/lib -lopencv_core -lopencv_imgproc -lopencv_highgui -lopencv_ml -lopencv_video -lopencv_features2d -lopencv_calib3d -lopencv_objdetect -lopencv_contrib -lopencv_legacy -lopencv_flann -lopencv_gpu -lopencv_nonfree -lopencv_photo -lpthread -lrt ../../../face_detection_arm.cpp -o ./opencv_test.o </text:span></text:span></text:p>
      <text:p text:style-name="P12"><text:span text:style-name="Strong_20_Emphasis"><text:span text:style-name="T18"/></text:span></text:p>
      <text:p text:style-name="P71"><text:span text:style-name="Strong_20_Emphasis"><text:span text:style-name="T7">开始编译，编译的过程中会出现下面的一个错误：</text:span></text:span></text:p>
      <text:list xml:id="list2496715695583674101" text:style-name="L2">
        <text:list-item>
          <text:p text:style-name="P82">Linking CXX executable ../../bin/opencv_createsamples   </text:p>
        </text:list-item>
        <text:list-item>
          <text:p text:style-name="P82">../../lib/libcxcore.so: undefined reference to `clock_gettime'   </text:p>
        </text:list-item>
        <text:list-item>
          <text:p text:style-name="P82">../../lib/libcxcore.so: undefined reference to `pthread_key_create'   </text:p>
        </text:list-item>
        <text:list-item>
          <text:p text:style-name="P82">../../lib/libcxcore.so: undefined reference to `pthread_getspecific'   </text:p>
        </text:list-item>
        <text:list-item>
          <text:p text:style-name="P76">../../lib/libcxcore.so: undefined reference to `pthread_setspecific'  </text:p>
        </text:list-item>
      </text:list>
      <text:p text:style-name="P22"><text:span text:style-name="T49">按照错误的提示，是缺少线程链接，我们需要对此目录下的</text:span><text:span text:style-name="T46">CmakeCache.txt</text:span><text:span text:style-name="T49">进行修改，修改的位置如下：</text:span></text:p>
      <text:list xml:id="list357063138924290756" text:style-name="L3">
        <text:list-item>
          <text:p text:style-name="P83">178 //Flags used by the linker.  </text:p>
        </text:list-item>
        <text:list-item>
          <text:p text:style-name="P77">179 CMAKE_EXE_LINKER_FLAGS:STRING=-lpthread -lrt </text:p>
        </text:list-item>
      </text:list>
      <text:p text:style-name="P22"><text:span text:style-name="T49">然后保存退出，继续编译就可以完成所有的编译。完成后，在此目录下的</text:span><text:span text:style-name="T46">lib</text:span><text:span text:style-name="T49">下发现已经编译好了所有的库文件，创建</text:span><text:span text:style-name="T46">zed-lib-opencv</text:span><text:span text:style-name="T49">文件夹，拷贝所用的</text:span><text:span text:style-name="T46">.so</text:span><text:span text:style-name="T49">文件到此目录下。</text:span></text:p>
      <text:p text:style-name="P24"/>
      <text:p text:style-name="P24"/>
      <text:p text:style-name="P17"><text:span text:style-name="T49">安装之后，不要着急，还没有大功告成。我们可以利用历程给出的</text:span><text:span text:style-name="T47">edge_detection.cpp</text:span><text:span text:style-name="T49">来对交叉编译进行验证。将路径移到</text:span><text:span text:style-name="T47">edge_detection.cpp</text:span><text:span text:style-name="T49">所在文件夹下，然后执行：</text:span></text:p>
      <text:p text:style-name="P74"><text:span text:style-name="Strong_20_Emphasis"><text:span text:style-name="T19">arm-xilinx-linux-gnueabi-g++ -I /home/zhu/downloads/qt_opencv/opencv/install/include/opencv -I /home/zhu/downloads/qt_opencv/opencv/install/include -L /home/zhu/downloads/qt_opencv/opencv/install/lib -lopencv_core -lopencv_imgproc -lopencv_highgui -lopencv_ml -lopencv_video -lopencv_features2d -lopencv_calib3d -lopencv_objdetect -lopencv_contrib -lopencv_legacy -lopencv_flann -lopencv_gpu -lopencv_nonfree -lopencv_photo -lpthread -lrt ../../../face_detection_arm.cpp -o ./opencv_test.o </text:span></text:span></text:p>
      <text:p text:style-name="P8"><text:span text:style-name="T49">发现，报了很多错，不要着急。仔细一看是在交叉工具链中没有找到第三方库，所以需要将</text:span><text:span text:style-name="T46">opencv-lib</text:span><text:span text:style-name="T49">中的各个库文件，拷贝我们的安装文件 夹</text:span><text:span text:style-name="T46">install</text:span><text:span text:style-name="T49">下（拷贝到交叉工具链下也可以，不过移植过去还是找不到库，所以为了方便之后镜像制作和移植，就拷贝到</text:span><text:span text:style-name="T46">install</text:span><text:span text:style-name="T49">下最好）：</text:span></text:p>
      <text:p text:style-name="P8"> </text:p>
      <text:p text:style-name="P16"><text:span text:style-name="Strong_20_Emphasis"><text:span text:style-name="T13"> </text:span></text:span><text:span text:style-name="Strong_20_Emphasis"><text:span text:style-name="T9">cp -r /opt/zedboard/opencv_zed/opencv-lib/* /opt/zedboard/opencv_zed/install/</text:span></text:span></text:p>
      <text:p text:style-name="P22"><text:span text:style-name="T49">在开发板上跑程序，发现不行，原来是缺少了</text:span><text:span text:style-name="T35">stdc++</text:span><text:span text:style-name="T49">的库，因此需要将交叉编译工具下的</text:span><text:span text:style-name="T35">stdc++</text:span><text:span text:style-name="T49">库拷贝到镜像中来：</text:span></text:p>
      <text:p text:style-name="P28"><text:span text:style-name="Strong_20_Emphasis"><text:span text:style-name="T21">cp /root/CodeSourcery/Sourcery_CodeBench_Lite_for_Xilinx_GNU_Linux/arm-xilinx-linux-gnueabi/libc/usr/lib/libstdc++.so* /opt/zedboard/opencv_zed/install/lib</text:span></text:span></text:p>
      <text:p text:style-name="P23"><text:span text:style-name="T37">重新制作镜像，然后在</text:span><text:span text:style-name="T34">zed</text:span><text:span text:style-name="T37">上运行程序</text:span></text:p>
      <text:p text:style-name="P25"/>
      <text:p text:style-name="P23"><text:soft-page-break/><text:span text:style-name="T49">为了便于制作镜像文件，在此目录下创建</text:span><text:span text:style-name="T48">ramdisk</text:span><text:span text:style-name="T49">文件夹。我写了个</text:span><text:span text:style-name="T48">shell</text:span><text:span text:style-name="T49">脚本，也就是图中所示的</text:span><text:span text:style-name="T48">fs.sh</text:span><text:span text:style-name="T49">，为了便于操作其中的参数</text:span><text:span text:style-name="T48">$1</text:span><text:span text:style-name="T49">代表要制作的镜像的名称，</text:span><text:span text:style-name="T48">$2</text:span><text:span text:style-name="T49">代表要制作镜像的文件夹，</text:span><text:span text:style-name="T48">$3</text:span><text:span text:style-name="T49">代表镜像的大小，脚本的具体内容如下：</text:span></text:p>
      <text:list xml:id="list2324856959398679558" text:style-name="L4">
        <text:list-item>
          <text:p text:style-name="P84">#!/bin/bash  </text:p>
        </text:list-item>
        <text:list-item>
          <text:p text:style-name="P84">dd if=/dev/zero of=$1.image bs=1M count=$3  </text:p>
        </text:list-item>
        <text:list-item>
          <text:p text:style-name="P87">  </text:p>
        </text:list-item>
        <text:list-item>
          <text:p text:style-name="P84">mke2fs -F $1.image -L "ramdisk" -b 1024 -m 0  </text:p>
        </text:list-item>
        <text:list-item>
          <text:p text:style-name="P84">tune2fs $1.image -i 0  </text:p>
        </text:list-item>
        <text:list-item>
          <text:p text:style-name="P87">  </text:p>
        </text:list-item>
        <text:list-item>
          <text:p text:style-name="P84">chmod 777 $1.image  </text:p>
        </text:list-item>
        <text:list-item>
          <text:p text:style-name="P87">  </text:p>
        </text:list-item>
        <text:list-item>
          <text:p text:style-name="P84">#mkdir ramdisk  </text:p>
        </text:list-item>
        <text:list-item>
          <text:p text:style-name="P87">  </text:p>
        </text:list-item>
        <text:list-item>
          <text:p text:style-name="P84">mount -o loop $1.image ./ramdisk  </text:p>
        </text:list-item>
        <text:list-item>
          <text:p text:style-name="P87">  </text:p>
        </text:list-item>
        <text:list-item>
          <text:p text:style-name="P84">cp -R ./$2/* ./ramdisk  </text:p>
        </text:list-item>
        <text:list-item>
          <text:p text:style-name="P87">  </text:p>
        </text:list-item>
        <text:list-item>
          <text:p text:style-name="P78">umount ./ramdisk </text:p>
        </text:list-item>
      </text:list>
      <text:p text:style-name="P22"><text:span text:style-name="T49">由于</text:span><text:span text:style-name="T46">ramdisk</text:span><text:span text:style-name="T49">文件系统的大小为</text:span><text:span text:style-name="T46">8M</text:span><text:span text:style-name="T49">，而</text:span><text:span text:style-name="T46">Opencv</text:span><text:span text:style-name="T49">的库文件显然大于</text:span><text:span text:style-name="T46">8M</text:span><text:span text:style-name="T49">，其接近于</text:span><text:span text:style-name="T46">25M</text:span><text:span text:style-name="T49">，故而</text:span><text:span text:style-name="T46">8M</text:span><text:span text:style-name="T49">是满足不了的，</text:span><text:span text:style-name="T46">SD</text:span><text:span text:style-name="T49">卡有</text:span><text:span text:style-name="T46">4G</text:span><text:span text:style-name="T49">的空间，制作库文件的镜像，拷贝到</text:span><text:span text:style-name="T46">SD</text:span><text:span text:style-name="T49">卡上，把</text:span><text:span text:style-name="T46">SD</text:span><text:span text:style-name="T49">卡挂载到</text:span><text:span text:style-name="T46">Linux</text:span><text:span text:style-name="T49">系统，就可以解决空间不够用的问题。我们进行如下的操作：</text:span></text:p>
      <text:p text:style-name="P22"><text:span text:style-name="T49">首先进入</text:span><text:span text:style-name="T46">filesys</text:span><text:span text:style-name="T49">，在</text:span><text:span text:style-name="T46">usr</text:span><text:span text:style-name="T49">目录下创建</text:span><text:span text:style-name="T46">lib</text:span><text:span text:style-name="T49">，再进入</text:span><text:span text:style-name="T46">etc/init.d</text:span><text:span text:style-name="T49">，对</text:span><text:span text:style-name="T46">rcS</text:span><text:span text:style-name="T49">文件进行修改。添加下面几行代码：</text:span></text:p>
      <text:list xml:id="list1037150358165035292" text:style-name="L5">
        <text:list-item>
          <text:p text:style-name="P85">echo "mount otherlib....."  </text:p>
        </text:list-item>
        <text:list-item>
          <text:p text:style-name="P85">mount  /dev/mmcblk0p1  /mnt  </text:p>
        </text:list-item>
        <text:list-item>
          <text:p text:style-name="P85">mount /mnt/opencvlib.image   /usr/lib  </text:p>
        </text:list-item>
        <text:list-item>
          <text:p text:style-name="P88">  </text:p>
        </text:list-item>
        <text:list-item>
          <text:p text:style-name="P85">export PATH=$PATH:/usr/local/bin  </text:p>
        </text:list-item>
        <text:list-item>
          <text:p text:style-name="P79">export LD_LIBRARY_PATH=/usr/local/lib:/lib  </text:p>
        </text:list-item>
      </text:list>
      <text:p text:style-name="P24">然后，我们进行镜像的制作：</text:p>
      <text:list xml:id="list6419023127411660085" text:style-name="L6">
        <text:list-item>
          <text:p text:style-name="P86">./fs.sh ramdisk8M filesys  8  </text:p>
        </text:list-item>
        <text:list-item>
          <text:p text:style-name="P80">./fs.sh opecv_lib zed-lib-opencv 80  </text:p>
        </text:list-item>
      </text:list>
      <text:p text:style-name="P22"><text:span text:style-name="T49">制作了两个镜像文件</text:span><text:span text:style-name="T46">ramdisk8M.image opecv_lib.image</text:span><text:span text:style-name="T49">大小分别为</text:span><text:span text:style-name="T46">8M</text:span><text:span text:style-name="T49">与</text:span><text:span text:style-name="T46">80M.</text:span></text:p>
      <text:p text:style-name="P22"><text:span text:style-name="T49">然后对</text:span><text:span text:style-name="T46">ramdisk</text:span><text:span text:style-name="T49">进行压缩：</text:span></text:p>
      <text:p text:style-name="P26">gzip -9 ramdisk8M.image </text:p>
      <text:p text:style-name="P27"><text:span text:style-name="T3">然后将新生成的</text:span><text:span text:style-name="T8">ramdisk8M.image.gz</text:span><text:span text:style-name="T3">与 </text:span><text:span text:style-name="T8">opencv_lib.image</text:span><text:span text:style-name="T3">拷 贝到</text:span><text:span text:style-name="T8">SD</text:span><text:span text:style-name="T3">卡启动</text:span><text:span text:style-name="T8">zedboard</text:span><text:span text:style-name="T3">即可发现，</text:span><text:span text:style-name="T8">/usr/lib</text:span><text:span text:style-name="T3">目录下已经有了</text:span><text:span text:style-name="T8">opencv</text:span><text:span text:style-name="T3">库文件，至此</text:span><text:span text:style-name="T8">opencv</text:span><text:span text:style-name="T3">移植到</text:span><text:span text:style-name="T8">zedboard</text:span><text:span text:style-name="T3">工作彻底完成！此 方法也可以用于一般的</text:span><text:span text:style-name="T8">arm</text:span><text:span text:style-name="T3">开发板</text:span><text:span text:style-name="T8">opencv</text:span><text:span text:style-name="T3">的移植。</text:span><text:span text:style-name="T8"><text:line-break/></text:span><text:span text:style-name="T3">要支持第三方库，可以参照这个博客：</text:span><text:span text:style-name="T20">ffmpeg</text:span><text:a xlink:type="simple" xlink:href="http://www.eefocus.com/beiyangguangdian/blog/14-03/302119_52e49.html" office:target-frame-name="_blank" xlink:show="new"><text:span text:style-name="T22">支持</text:span></text:a><text:span text:style-name="T3">，在编译完第三方库之后，需要重新编译</text:span><text:span text:style-name="T8">opencv</text:span><text:span text:style-name="T3">库！</text:span><text:span text:style-name="T6"><text:line-break/></text:span><text:span text:style-name="T24">这里注意的一点是，添加完第三方库的编译，我们需要将编译好的第三方库的动态连接库文件拷贝到交叉编译工具链的库文件搜索目录，否则编译</text:span><text:span text:style-name="T23">opencv</text:span><text:span text:style-name="T24">程序的时候会出现找不到</text:span><text:span text:style-name="T23">jpeg</text:span><text:span text:style-name="T24">、</text:span><text:span text:style-name="T23">tiff</text:span><text:span text:style-name="T24">库函数的错误。</text:span></text:p>
      <text:p text:style-name="P22"><text:span text:style-name="T49">交叉工具链的具体目录为</text:span><text:span text:style-name="T46">:{</text:span><text:span text:style-name="T49">你的安装路径</text:span><text:span text:style-name="T46">}/arm-xilinx-linux-gnueabi/libc/lib</text:span></text:p>
      <text:p text:style-name="P22"><text:soft-page-break/><text:span text:style-name="T49">然后再将这些第三方库文件拷贝到原来的</text:span><text:span text:style-name="T46">zed-lib-opencv</text:span><text:span text:style-name="T49">目录下。</text:span></text:p>
      <text:p text:style-name="P22"><text:span text:style-name="T49">然后上电测试</text:span><text:span text:style-name="T46">opencv</text:span><text:span text:style-name="T49">程序，运行完全正常！</text:span></text:p>
      <text:p text:style-name="P25"/>
      <text:p text:style-name="P25"/>
      <text:p text:style-name="P21"><text:span text:style-name="T25">2.QT</text:span><text:span text:style-name="T31">上编译</text:span><text:span text:style-name="T25">PC</text:span><text:span text:style-name="T31">平台的</text:span><text:span text:style-name="T25">Opencv</text:span><text:span text:style-name="T31">例子</text:span><text:span text:style-name="T4"><text:line-break/><text:line-break/></text:span><text:span text:style-name="T31">首先在</text:span><text:span text:style-name="T25">QTcreator</text:span><text:span text:style-name="T31">新建一个</text:span><text:span text:style-name="T25">qt console application</text:span><text:span text:style-name="T31">的工程</text:span><text:span text:style-name="T4"><text:line-break/></text:span><text:span text:style-name="T37"><draw:frame draw:style-name="fr1" draw:name="图形22" text:anchor-type="as-char" svg:width="15.658cm" svg:height="7.962cm" draw:z-index="6"><draw:image xlink:href="../../网页/【NEU2012参赛手记（二）】ZYNQ平台OPENCV的移植%281%29%20-%20OpenHW大赛讨论、信息公告专区%20-%20OpenHW技术社区_files/1366706312_4486.png" xlink:type="simple" xlink:show="embed" xlink:actuate="onLoad"/></draw:frame></text:span><text:bookmark text:name="aimg_yCy3P"/><text:span text:style-name="T4"><text:line-break/></text:span><text:span text:style-name="T30">然后将你的代码拷贝进去，这里我将</text:span><text:span text:style-name="T27">QT</text:span><text:span text:style-name="T30">相关的函数注释掉了。</text:span><text:span text:style-name="T4"><text:line-break/></text:span><text:span text:style-name="T27">#include #include #include #include using namespace cv;int main(int argc, char *argv[]){//    QCoreApplication a(argc, argv);    namedWindow( &amp;quot;src&amp;quot;, WINDOW_AUTOSIZE );    Mat src1 = imread( &amp;quot;lena.jpg&amp;quot; );    while(1)    {        imshow( &amp;quot;src&amp;quot;, src1 );        char c =  waitKey(30);        if( 27==c )            return 0;    }//    return a.exec();}</text:span><text:span text:style-name="T31">现在还不能编译，因为</text:span><text:span text:style-name="T25">QT</text:span><text:span text:style-name="T31">还找不到</text:span><text:span text:style-name="T25">OPENCV</text:span><text:span text:style-name="T31">的头文件以及</text:span><text:span text:style-name="T25">so</text:span><text:span text:style-name="T31">的链接库，需要指定。可以再</text:span><text:span text:style-name="T25">pro</text:span><text:span text:style-name="T31">文件里改，我为了以后每个工程都自动添加</text:span><text:span text:style-name="T25">OPENCV</text:span><text:span text:style-name="T31">的库，修改</text:span><text:span text:style-name="T25">/usr/share/qt4/mkspecs/default/qmake.conf</text:span><text:span text:style-name="T31">，添加以下语句：</text:span><text:span text:style-name="T4"><text:line-break/></text:span><text:span text:style-name="T29"> </text:span><text:span text:style-name="T4"><text:line-break/></text:span><text:span text:style-name="T27">INCLUDEPATH += /root/opencv/opencv_pc/include \               /root/opencv/opencv_pc/include/opencv \               /root/opencv/opencv_pc/include/opencv2LIBS += /root/opencv/opencv_pc/lib/libopencv_highgui.so \        /root/opencv/opencv_pc/lib/libopencv_core.so    \        /root/opencv/opencv_pc/lib/libopencv_imgproc.so</text:span><text:span text:style-name="T4"><text:line-break/></text:span><text:span text:style-name="T30">这样就可以了，这里需要注意的就是路径了，我的</text:span><text:span text:style-name="T27">QT</text:span><text:span text:style-name="T30">是</text:span><text:span text:style-name="T27">apt-get install</text:span><text:span text:style-name="T30">安装的，默认路径</text:span><text:span text:style-name="T27">/usr/share/qt4/mkspecs</text:span><text:span text:style-name="T30">，</text:span><text:span text:style-name="T4"><text:line-break/></text:span><text:span text:style-name="T29"> </text:span><text:span text:style-name="T4"><text:line-break/></text:span><text:span text:style-name="T31">大家注意到我的</text:span><text:span text:style-name="T25">opencv</text:span><text:span text:style-name="T31">路径是自己随便设的，不是按文档说的默认路径。没关系，你找到就行了。</text:span><text:span text:style-name="T25">opencv</text:span><text:span text:style-name="T31">默认安装在</text:span><text:span text:style-name="T25">/usr/local/</text:span><text:span text:style-name="T31">下的四个文件夹。找到</text:span><text:span text:style-name="T25">lib</text:span><text:span text:style-name="T31">文件夹指向就可以了。我这里没有把所有的库都加进去，只加了最常用的</text:span><text:span text:style-name="T25">3</text:span><text:span text:style-name="T31">个。</text:span><text:span text:style-name="T4"><text:line-break/></text:span><text:span text:style-name="T31">要想全部加入有个简单的办法，下面就是，那些一个一个加的同学要哭了。</text:span><text:span text:style-name="T4"><text:line-break/></text:span><text:span text:style-name="T29"> </text:span><text:span text:style-name="T4"><text:line-break/></text:span><text:span text:style-name="T27">LIBS += /root/opencv/opencv_pc/lib/*.so </text:span><text:span text:style-name="T4"><text:line-break/></text:span><text:span text:style-name="T31">记得保存啊，对还有件小事，由于我们的例子是读显示图片，在</text:span><text:span text:style-name="T25">OPENCV</text:span><text:span text:style-name="T31">源码</text:span><text:soft-page-break/><text:span text:style-name="T31">的</text:span><text:span text:style-name="T25">SAMPLE</text:span><text:span text:style-name="T31">中找到</text:span><text:span text:style-name="T25">lena.jpg</text:span><text:span text:style-name="T31">放到生成执行文件的文件夹。好现在就可以</text:span><text:span text:style-name="T25">build</text:span><text:span text:style-name="T31">（大绿钮）了，我直接</text:span><text:span text:style-name="T25">run</text:span><text:span text:style-name="T31">了。</text:span></text:p>
      <text:p text:style-name="P19"/>
      <text:p text:style-name="P21"><text:span text:style-name="T26">2.QT</text:span><text:span text:style-name="T31">上对</text:span><text:span text:style-name="T26">OPENCV</text:span><text:span text:style-name="T31">进行交叉编译<text:line-break/><text:line-break/>像</text:span><text:span text:style-name="T26">QT</text:span><text:span text:style-name="T31">编译</text:span><text:span text:style-name="T26">PC</text:span><text:span text:style-name="T31">上</text:span><text:span text:style-name="T26">OPENCV</text:span><text:span text:style-name="T31">一样，仍然需要库和头文件，但是需要重新指定，因为用到的库要能够交叉编译。</text:span><text:span text:style-name="T26">QT</text:span><text:span text:style-name="T31">自己的交叉 编译需要指定交叉编译的</text:span><text:span text:style-name="T26">QMAKE</text:span><text:span text:style-name="T31">和</text:span><text:span text:style-name="T26">ARM</text:span><text:span text:style-name="T31">的</text:span><text:span text:style-name="T26">GCC</text:span><text:span text:style-name="T31">，这里我说下我对</text:span><text:span text:style-name="T26">qmake</text:span><text:span text:style-name="T31">的理解，</text:span><text:span text:style-name="T26">qmake</text:span><text:span text:style-name="T31">是一个可执行文件，通过执行</text:span><text:span text:style-name="T26">qmake</text:span><text:span text:style-name="T31">会生成一个</text:span><text:span text:style-name="T26">qt</text:span><text:span text:style-name="T31">的 工程文件（</text:span><text:span text:style-name="T26">.pro</text:span><text:span text:style-name="T31">），还有会按照该</text:span><text:span text:style-name="T26">qmake</text:span><text:span text:style-name="T31">的配置生成</text:span><text:span text:style-name="T26">makefile</text:span><text:span text:style-name="T31">，交叉编译时就需要交叉编译的</text:span><text:span text:style-name="T26">qmake</text:span><text:span text:style-name="T31">（与</text:span><text:span text:style-name="T26">PC</text:span><text:span text:style-name="T31">的</text:span><text:span text:style-name="T26">qmake</text:span><text:span text:style-name="T31">名字相同，但是两 个文件），该</text:span><text:span text:style-name="T26">qmake</text:span><text:span text:style-name="T31">会调用交叉编译后的</text:span><text:span text:style-name="T26">qt</text:span><text:span text:style-name="T31">库了。我们现在做的就是把交叉编译后</text:span><text:span text:style-name="T26">OPENCV</text:span><text:span text:style-name="T31">的库和头文件，放到交叉的</text:span><text:span text:style-name="T26">qmake.conf</text:span><text:span text:style-name="T31">中，这样在 调用交叉编译的</text:span><text:span text:style-name="T26">qmake</text:span><text:span text:style-name="T31">时就会自动加载交叉的</text:span><text:span text:style-name="T26">OPENCV</text:span><text:span text:style-name="T31">库了。<text:line-break/>在</text:span><text:span text:style-name="T26">/usr/local/Trolltech/QtEmbedded-4.8.4-arm/mkspecs/qws/linux-arm-gnueabihf-g++/qmake.conf</text:span><text:span text:style-name="T31">做修改。<text:line-break/> <text:line-break/></text:span><text:span text:style-name="T28">INCLUDEPATH += /root/opencv/opencv_arm/include \               /root/opencv/opencv_arm/include/opencv \               /root/opencv/opencv_arm/include/opencv2LIBS += /root/opencv/opencv_arm/lib/libopencv_highgui.so \        /root/opencv/opencv_arm/lib/libopencv_core.so    \        /root/opencv/opencv_arm/lib/libopencv_imgproc.so \        /root/opencv/opencv_arm/lib/*.so</text:span><text:span text:style-name="T31"><text:line-break/></text:span><text:span text:style-name="T30">注意与上篇</text:span><text:span text:style-name="T28">PC</text:span><text:span text:style-name="T30">编译时的博客不同啊。位置</text:span><text:span text:style-name="T28">(</text:span><text:span text:style-name="T26">qws/linux-arm-gnueabihf-g++</text:span><text:span text:style-name="T28">)</text:span><text:span text:style-name="T30">是在</text:span><text:span text:style-name="T28">Qtcreator</text:span><text:span text:style-name="T30">中设的，不会设的话，就在上个文件里的</text:span><text:span text:style-name="T28">default</text:span><text:span text:style-name="T30">里改。</text:span><text:span text:style-name="T31"><text:line-break/> <text:line-break/>这样其余的与</text:span><text:span text:style-name="T26">QT</text:span><text:span text:style-name="T31">的交叉编译的过程相同了，相当于你可以在</text:span><text:span text:style-name="T26">QT</text:span><text:span text:style-name="T31">中调用</text:span><text:span text:style-name="T26">OPENCV</text:span><text:span text:style-name="T31">的函数了。</text:span></text:p>
      <text:p text:style-name="P19"/>
      <text:p text:style-name="P18"><text:span text:style-name="T64">运行</text:span><text:span text:style-name="T63">./edge_detection_arm lena.jpg lena_edge.jpg</text:span><text:span text:style-name="T64">结果出现的是</text:span><text:span text:style-name="T63">Segmentation fault</text:span><text:span text:style-name="T64">，怀疑是图片格式的问题，果然，换成了</text:span><text:span text:style-name="T63">bmp</text:span><text:span text:style-name="T64">图像以后，</text:span><text:span text:style-name="T63">./edge_detection.o ./lena.bmp ./lena_edge.bmp</text:span><text:span text:style-name="T64">，出现的是</text:span><text:span text:style-name="T63">sucessful</text:span><text:span text:style-name="T64">，我就知道成功了，将生成的图片</text:span><text:span text:style-name="T63">copy</text:span><text:span text:style-name="T64">到</text:span><text:span text:style-name="T63">U</text:span><text:span text:style-name="T64">盘，到</text:span><text:span text:style-name="T63">pc</text:span><text:span text:style-name="T64">机上一看 至此，</text:span><text:span text:style-name="T63">opencv</text:span><text:span text:style-name="T64">移植到</text:span><text:span text:style-name="T63">zedboard</text:span><text:span text:style-name="T64">上是成功了。</text:span></text:p>
      <text:p text:style-name="P20"/>
      <text:p text:style-name="P20"/>
      <text:p text:style-name="P20">关于库的问题，我采用的是建立软连接，制作一个shell文件，sh ln.sh就可以了。方便。</text:p>
      <text:p text:style-name="P20"/>
      <text:p text:style-name="P20">生成ramdisk时，要注意lib中的库要与arm-xilinx-linux-gnueabi/libc/usr/lib中的库一致，否则pc交叉编译的文件在arm上没有链接库。</text:p>
      <text:p text:style-name="P25"/>
      <text:p text:style-name="P27"/>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Arial1" svg:font-family="Arial"/>
    <style:font-face style:name="Arial" svg:font-family="Arial, Helvetica, simsun, u5b8bu4f53"/>
    <style:font-face style:name="Lohit Devanagari1" svg:font-family="'Lohit Devanagari'"/>
    <style:font-face style:name="Menlo" svg:font-family="Menlo, Monaco, Consolas, 'Courier New', monospace"/>
    <style:font-face style:name="Microsoft Yahei" svg:font-family="'Microsoft Yahei'"/>
    <style:font-face style:name="OpenSymbol" svg:font-family="OpenSymbol"/>
    <style:font-face style:name="Tahoma" svg:font-family="Tahoma, 'Helvetica Neue', Helvetica, Arial"/>
    <style:font-face style:name="Tahoma1" svg:font-family="Tahoma, Helvetica, SimSun, sans-serif"/>
    <style:font-face style:name="Verdana" svg:font-family="Verdana, Arial, Helvetica, sans-serif"/>
    <style:font-face style:name="monospace" svg:font-family="monospace"/>
    <style:font-face style:name="AR PL UMing HK1" svg:font-family="'AR PL UMing HK'" style:font-family-generic="modern" style:font-pitch="fixed"/>
    <style:font-face style:name="DejaVu Sans Mono" svg:font-family="'DejaVu Sans Mono'" style:font-family-generic="modern" style:font-pitch="fixed"/>
    <style:font-face style:name="Lohit Devanagari2" svg:font-family="'Lohit Devanagar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UMing HK"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AR PL UMing HK"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 PL UMing HK" style:font-family-asian="'AR PL UMing HK'"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AR PL UMing HK1" style:font-family-asian="'AR PL UMing HK'" style:font-family-generic-asian="modern" style:font-pitch-asian="fixed" style:font-size-asian="10pt" style:font-name-complex="Lohit Devanagari2" style:font-family-complex="'Lohit Devanagari'" style:font-family-generic-complex="modern" style:font-pitch-complex="fixed" style:font-size-complex="10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zhu </meta:initial-creator>
    <meta:creation-date>2015-01-28T04:48:27</meta:creation-date>
    <dc:date>2015-08-30T19:09:57.145017225</dc:date>
    <meta:editing-duration>PT8H42M</meta:editing-duration>
    <meta:editing-cycles>6</meta:editing-cycles>
    <meta:generator>LibreOffice/4.2.8.2$Linux_X86_64 LibreOffice_project/420m0$Build-2</meta:generator>
    <meta:document-statistic meta:table-count="0" meta:image-count="12" meta:object-count="0" meta:page-count="16" meta:paragraph-count="334" meta:word-count="4632" meta:character-count="17954" meta:non-whitespace-character-count="15482"/>
  </office:meta>
</office:document-meta>
</file>